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7.49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73.3pt"/>
    </style:style>
    <style:style style:name="co4" style:family="table-column">
      <style:table-column-properties fo:break-before="auto" style:column-width="75.26pt"/>
    </style:style>
    <style:style style:name="ro1" style:family="table-row">
      <style:table-row-properties style:row-height="16.2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3" style:family="table-row">
      <style:table-row-properties style:row-height="15.65pt" fo:break-before="auto" style:use-optimal-row-height="true"/>
    </style:style>
    <style:style style:name="ro4" style:family="table-row">
      <style:table-row-properties style:row-height="13.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5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22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start" fo:margin-left="0pt"/>
    </style:style>
    <style:style style:name="ce19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0" style:family="table-cell" style:parent-style-name="Default" style:data-style-name="N11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26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4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29" style:family="table-cell" style:parent-style-name="Default" style:data-style-name="N11">
      <style:table-cell-properties style:text-align-source="fix" style:repeat-content="false" fo:background-color="transparent"/>
      <style:paragraph-properties fo:text-align="center" fo:margin-left="0pt"/>
      <style:text-properties style:font-name="Liberation Sans" style:font-name-asian="Noto Sans CJK SC Regular" style:font-name-complex="FreeSans"/>
    </style:style>
    <style:style style:name="ce3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44" style:family="table-cell" style:parent-style-name="Default" style:data-style-name="N11">
      <style:table-cell-properties fo:background-color="transparent"/>
    </style:style>
    <style:style style:name="ce37" style:family="table-cell" style:parent-style-name="Default" style:data-style-name="N121">
      <style:text-properties style:font-name="Liberation Sans" style:font-name-asian="Noto Sans CJK SC Regular" style:font-name-complex="FreeSans"/>
    </style:style>
    <style:style style:name="ce39" style:family="table-cell" style:parent-style-name="Default" style:data-style-name="N122">
      <style:text-properties style:font-name="Liberation Sans" style:font-name-asian="Noto Sans CJK SC Regular" style:font-name-complex="FreeSans"/>
    </style:style>
    <style:style style:name="ce35" style:family="table-cell" style:parent-style-name="Default" style:data-style-name="N11">
      <style:table-cell-properties style:text-align-source="fix" style:repeat-content="false" style:vertical-align="middle"/>
      <style:paragraph-properties fo:text-align="start" fo:margin-left="0pt"/>
    </style:style>
    <style:style style:name="ce33" style:family="table-cell" style:parent-style-name="Default" style:data-style-name="N11"/>
    <style:style style:name="ce48" style:family="table-cell" style:parent-style-name="Default" style:data-style-name="N11">
      <style:map style:condition="cell-content()&lt;0" style:apply-style-name="Good" style:base-cell-address="Sheet1.H6"/>
      <style:map style:condition="cell-content()&gt;=0" style:apply-style-name="Bad" style:base-cell-address="Sheet1.H6"/>
    </style:style>
    <style:style style:name="ce56" style:family="table-cell" style:parent-style-name="Default" style:data-style-name="N11">
      <style:map style:condition="cell-content()&lt;0" style:apply-style-name="Good" style:base-cell-address="Sheet1.H9"/>
      <style:map style:condition="cell-content()&gt;=0" style:apply-style-name="Bad" style:base-cell-address="Sheet1.H9"/>
    </style:style>
    <style:style style:name="ce42" style:family="table-cell" style:parent-style-name="Default" style:data-style-name="N11">
      <style:map style:condition="cell-content()&lt;0" style:apply-style-name="Good" style:base-cell-address="Sheet1.H11"/>
      <style:map style:condition="cell-content()&gt;=0" style:apply-style-name="Bad" style:base-cell-address="Sheet1.H11"/>
    </style:style>
    <style:style style:name="ce43" style:family="table-cell" style:parent-style-name="Default" style:data-style-name="N11">
      <style:map style:condition="cell-content()&lt;0" style:apply-style-name="Good" style:base-cell-address="Sheet1.H12"/>
      <style:map style:condition="cell-content()&gt;=0" style:apply-style-name="Bad" style:base-cell-address="Sheet1.H12"/>
    </style:style>
    <style:style style:name="ce45" style:family="table-cell" style:parent-style-name="Default" style:data-style-name="N11">
      <style:map style:condition="cell-content()&lt;0" style:apply-style-name="Good" style:base-cell-address="Sheet1.H16"/>
      <style:map style:condition="cell-content()&gt;=0" style:apply-style-name="Bad" style:base-cell-address="Sheet1.H16"/>
    </style:style>
    <style:style style:name="ce46" style:family="table-cell" style:parent-style-name="Default" style:data-style-name="N11">
      <style:map style:condition="cell-content()&lt;0" style:apply-style-name="Good" style:base-cell-address="Sheet1.H17"/>
      <style:map style:condition="cell-content()&gt;=0" style:apply-style-name="Bad" style:base-cell-address="Sheet1.H17"/>
    </style:style>
    <style:style style:name="ce47" style:family="table-cell" style:parent-style-name="Default" style:data-style-name="N11">
      <style:map style:condition="cell-content()&lt;0" style:apply-style-name="Good" style:base-cell-address="Sheet1.H18"/>
      <style:map style:condition="cell-content()&gt;=0" style:apply-style-name="Bad" style:base-cell-address="Sheet1.H18"/>
    </style:style>
    <style:style style:name="ce57" style:family="table-cell" style:parent-style-name="Default" style:data-style-name="N11">
      <style:map style:condition="cell-content()&lt;0" style:apply-style-name="Good" style:base-cell-address="Sheet1.H20"/>
      <style:map style:condition="cell-content()&gt;=0" style:apply-style-name="Bad" style:base-cell-address="Sheet1.H20"/>
    </style:style>
    <style:style style:name="ce50" style:family="table-cell" style:parent-style-name="Default" style:data-style-name="N11">
      <style:map style:condition="cell-content()&lt;0" style:apply-style-name="Good" style:base-cell-address="Sheet1.H21"/>
      <style:map style:condition="cell-content()&gt;=0" style:apply-style-name="Bad" style:base-cell-address="Sheet1.H21"/>
    </style:style>
    <style:style style:name="ce58" style:family="table-cell" style:parent-style-name="Default" style:data-style-name="N11">
      <style:map style:condition="cell-content()&lt;0" style:apply-style-name="Good" style:base-cell-address="Sheet1.H22"/>
      <style:map style:condition="cell-content()&gt;=0" style:apply-style-name="Bad" style:base-cell-address="Sheet1.H22"/>
    </style:style>
    <style:style style:name="ce52" style:family="table-cell" style:parent-style-name="Default" style:data-style-name="N11">
      <style:map style:condition="cell-content()&lt;0" style:apply-style-name="Good" style:base-cell-address="Sheet1.H23"/>
      <style:map style:condition="cell-content()&gt;=0" style:apply-style-name="Bad" style:base-cell-address="Sheet1.H23"/>
    </style:style>
    <style:style style:name="ce53" style:family="table-cell" style:parent-style-name="Default" style:data-style-name="N11">
      <style:map style:condition="cell-content()&lt;0" style:apply-style-name="Good" style:base-cell-address="Sheet1.H24"/>
      <style:map style:condition="cell-content()&gt;=0" style:apply-style-name="Bad" style:base-cell-address="Sheet1.H24"/>
    </style:style>
    <style:style style:name="ce67" style:family="table-cell" style:parent-style-name="Default" style:data-style-name="N11">
      <style:map style:condition="cell-content()&lt;0" style:apply-style-name="Good" style:base-cell-address="Sheet1.H31"/>
      <style:map style:condition="cell-content()&gt;=0" style:apply-style-name="Bad" style:base-cell-address="Sheet1.H31"/>
    </style:style>
    <style:style style:name="ce68" style:family="table-cell" style:parent-style-name="Default" style:data-style-name="N11">
      <style:map style:condition="cell-content()&lt;0" style:apply-style-name="Good" style:base-cell-address="Sheet1.H32"/>
      <style:map style:condition="cell-content()&gt;=0" style:apply-style-name="Bad" style:base-cell-address="Sheet1.H32"/>
    </style:style>
    <style:style style:name="ce70" style:family="table-cell" style:parent-style-name="Default" style:data-style-name="N11">
      <style:map style:condition="cell-content()&lt;0" style:apply-style-name="Good" style:base-cell-address="Sheet1.H36"/>
      <style:map style:condition="cell-content()&gt;=0" style:apply-style-name="Bad" style:base-cell-address="Sheet1.H36"/>
    </style:style>
    <style:style style:name="ce61" style:family="table-cell" style:parent-style-name="Default" style:data-style-name="N11">
      <style:map style:condition="cell-content()&lt;0" style:apply-style-name="Good" style:base-cell-address="Sheet1.H37"/>
      <style:map style:condition="cell-content()&gt;=0" style:apply-style-name="Bad" style:base-cell-address="Sheet1.H37"/>
    </style:style>
    <style:style style:name="ce71" style:family="table-cell" style:parent-style-name="Default" style:data-style-name="N11">
      <style:map style:condition="cell-content()&lt;0" style:apply-style-name="Good" style:base-cell-address="Sheet1.H38"/>
      <style:map style:condition="cell-content()&gt;=0" style:apply-style-name="Bad" style:base-cell-address="Sheet1.H38"/>
    </style:style>
    <style:style style:name="ce72" style:family="table-cell" style:parent-style-name="Default" style:data-style-name="N121">
      <style:map style:condition="cell-content()&gt;[.E6]*1.25" style:apply-style-name="Good" style:base-cell-address="Sheet1.I6"/>
    </style:style>
    <style:style style:name="ce74" style:family="table-cell" style:parent-style-name="Default" style:data-style-name="N121">
      <style:map style:condition="cell-content()&gt;[.E9]*1.25" style:apply-style-name="Good" style:base-cell-address="Sheet1.I9"/>
    </style:style>
    <style:style style:name="ce66" style:family="table-cell" style:parent-style-name="Default" style:data-style-name="N121">
      <style:map style:condition="cell-content()&gt;[.E11]*1.25" style:apply-style-name="Good" style:base-cell-address="Sheet1.I11"/>
    </style:style>
    <style:style style:name="ce69" style:family="table-cell" style:parent-style-name="Default" style:data-style-name="N121">
      <style:map style:condition="cell-content()&gt;[.E12]*1.25" style:apply-style-name="Good" style:base-cell-address="Sheet1.I12"/>
    </style:style>
    <style:style style:name="ce73" style:family="table-cell" style:parent-style-name="Default" style:data-style-name="N121">
      <style:map style:condition="cell-content()&gt;[.E16]*1.25" style:apply-style-name="Good" style:base-cell-address="Sheet1.I16"/>
    </style:style>
    <style:style style:name="ce75" style:family="table-cell" style:parent-style-name="Default" style:data-style-name="N121">
      <style:map style:condition="cell-content()&gt;[.E17]*1.25" style:apply-style-name="Good" style:base-cell-address="Sheet1.I17"/>
    </style:style>
    <style:style style:name="ce78" style:family="table-cell" style:parent-style-name="Default" style:data-style-name="N121">
      <style:map style:condition="cell-content()&gt;[.E18]*1.25" style:apply-style-name="Good" style:base-cell-address="Sheet1.I18"/>
    </style:style>
    <style:style style:name="ce76" style:family="table-cell" style:parent-style-name="Default" style:data-style-name="N121">
      <style:map style:condition="cell-content()&gt;[.E20]*1.25" style:apply-style-name="Good" style:base-cell-address="Sheet1.I20"/>
    </style:style>
    <style:style style:name="ce81" style:family="table-cell" style:parent-style-name="Default" style:data-style-name="N121">
      <style:map style:condition="cell-content()&gt;[.E21]*1.25" style:apply-style-name="Good" style:base-cell-address="Sheet1.I21"/>
    </style:style>
    <style:style style:name="ce77" style:family="table-cell" style:parent-style-name="Default" style:data-style-name="N121">
      <style:map style:condition="cell-content()&gt;[.E22]*1.25" style:apply-style-name="Good" style:base-cell-address="Sheet1.I22"/>
    </style:style>
    <style:style style:name="ce93" style:family="table-cell" style:parent-style-name="Default" style:data-style-name="N121">
      <style:map style:condition="cell-content()&gt;[.E23]*1.25" style:apply-style-name="Good" style:base-cell-address="Sheet1.I23"/>
    </style:style>
    <style:style style:name="ce95" style:family="table-cell" style:parent-style-name="Default" style:data-style-name="N121">
      <style:map style:condition="cell-content()&gt;[.E24]*1.25" style:apply-style-name="Good" style:base-cell-address="Sheet1.I24"/>
    </style:style>
    <style:style style:name="ce83" style:family="table-cell" style:parent-style-name="Default" style:data-style-name="N121">
      <style:map style:condition="cell-content()&gt;[.E31]*1.25" style:apply-style-name="Good" style:base-cell-address="Sheet1.I31"/>
    </style:style>
    <style:style style:name="ce84" style:family="table-cell" style:parent-style-name="Default" style:data-style-name="N121">
      <style:map style:condition="cell-content()&gt;[.E32]*1.25" style:apply-style-name="Good" style:base-cell-address="Sheet1.I32"/>
    </style:style>
    <style:style style:name="ce85" style:family="table-cell" style:parent-style-name="Default" style:data-style-name="N121">
      <style:map style:condition="cell-content()&gt;[.E36]*1.25" style:apply-style-name="Good" style:base-cell-address="Sheet1.I36"/>
    </style:style>
    <style:style style:name="ce117" style:family="table-cell" style:parent-style-name="Default" style:data-style-name="N121">
      <style:map style:condition="cell-content()&gt;[.E37]*1.25" style:apply-style-name="Good" style:base-cell-address="Sheet1.I37"/>
    </style:style>
    <style:style style:name="ce86" style:family="table-cell" style:parent-style-name="Default" style:data-style-name="N121">
      <style:map style:condition="cell-content()&gt;[.E38]*1.25" style:apply-style-name="Good" style:base-cell-address="Sheet1.I38"/>
    </style:style>
    <style:style style:name="ce88" style:family="table-cell" style:parent-style-name="Default" style:data-style-name="N121">
      <style:map style:condition="cell-content()&gt;0" style:apply-style-name="Bad" style:base-cell-address="Sheet1.J6"/>
    </style:style>
    <style:style style:name="ce89" style:family="table-cell" style:parent-style-name="Default" style:data-style-name="N121">
      <style:map style:condition="cell-content()&gt;0" style:apply-style-name="Bad" style:base-cell-address="Sheet1.J7"/>
    </style:style>
    <style:style style:name="ce91" style:family="table-cell" style:parent-style-name="Default" style:data-style-name="N121">
      <style:map style:condition="cell-content()&gt;0" style:apply-style-name="Bad" style:base-cell-address="Sheet1.J8"/>
    </style:style>
    <style:style style:name="ce92" style:family="table-cell" style:parent-style-name="Default" style:data-style-name="N121">
      <style:map style:condition="cell-content()&gt;0" style:apply-style-name="Bad" style:base-cell-address="Sheet1.J9"/>
    </style:style>
    <style:style style:name="ce94" style:family="table-cell" style:parent-style-name="Default" style:data-style-name="N121">
      <style:map style:condition="cell-content()&gt;0" style:apply-style-name="Bad" style:base-cell-address="Sheet1.J10"/>
    </style:style>
    <style:style style:name="ce107" style:family="table-cell" style:parent-style-name="Default" style:data-style-name="N121">
      <style:map style:condition="cell-content()&gt;0" style:apply-style-name="Bad" style:base-cell-address="Sheet1.J11"/>
    </style:style>
    <style:style style:name="ce135" style:family="table-cell" style:parent-style-name="Default" style:data-style-name="N121">
      <style:map style:condition="cell-content()&gt;0" style:apply-style-name="Bad" style:base-cell-address="Sheet1.J12"/>
    </style:style>
    <style:style style:name="ce137" style:family="table-cell" style:parent-style-name="Default" style:data-style-name="N121">
      <style:map style:condition="cell-content()&gt;0" style:apply-style-name="Bad" style:base-cell-address="Sheet1.J13"/>
    </style:style>
    <style:style style:name="ce139" style:family="table-cell" style:parent-style-name="Default" style:data-style-name="N121">
      <style:map style:condition="cell-content()&gt;0" style:apply-style-name="Bad" style:base-cell-address="Sheet1.J14"/>
    </style:style>
    <style:style style:name="ce140" style:family="table-cell" style:parent-style-name="Default" style:data-style-name="N121">
      <style:map style:condition="cell-content()&gt;0" style:apply-style-name="Bad" style:base-cell-address="Sheet1.J15"/>
    </style:style>
    <style:style style:name="ce141" style:family="table-cell" style:parent-style-name="Default" style:data-style-name="N121">
      <style:map style:condition="cell-content()&gt;0" style:apply-style-name="Bad" style:base-cell-address="Sheet1.J16"/>
    </style:style>
    <style:style style:name="ce144" style:family="table-cell" style:parent-style-name="Default" style:data-style-name="N121">
      <style:map style:condition="cell-content()&gt;0" style:apply-style-name="Bad" style:base-cell-address="Sheet1.J17"/>
    </style:style>
    <style:style style:name="ce145" style:family="table-cell" style:parent-style-name="Default" style:data-style-name="N121">
      <style:map style:condition="cell-content()&gt;0" style:apply-style-name="Bad" style:base-cell-address="Sheet1.J18"/>
    </style:style>
    <style:style style:name="ce96" style:family="table-cell" style:parent-style-name="Default" style:data-style-name="N121">
      <style:map style:condition="cell-content()&gt;0" style:apply-style-name="Bad" style:base-cell-address="Sheet1.J19"/>
    </style:style>
    <style:style style:name="ce97" style:family="table-cell" style:parent-style-name="Default" style:data-style-name="N121">
      <style:map style:condition="cell-content()&gt;0" style:apply-style-name="Bad" style:base-cell-address="Sheet1.J20"/>
    </style:style>
    <style:style style:name="ce149" style:family="table-cell" style:parent-style-name="Default" style:data-style-name="N121">
      <style:map style:condition="cell-content()&gt;0" style:apply-style-name="Bad" style:base-cell-address="Sheet1.J21"/>
    </style:style>
    <style:style style:name="ce98" style:family="table-cell" style:parent-style-name="Default" style:data-style-name="N121">
      <style:map style:condition="cell-content()&gt;0" style:apply-style-name="Bad" style:base-cell-address="Sheet1.J22"/>
    </style:style>
    <style:style style:name="ce152" style:family="table-cell" style:parent-style-name="Default" style:data-style-name="N121">
      <style:map style:condition="cell-content()&gt;0" style:apply-style-name="Bad" style:base-cell-address="Sheet1.J23"/>
    </style:style>
    <style:style style:name="ce156" style:family="table-cell" style:parent-style-name="Default" style:data-style-name="N121">
      <style:map style:condition="cell-content()&gt;0" style:apply-style-name="Bad" style:base-cell-address="Sheet1.J24"/>
    </style:style>
    <style:style style:name="ce101" style:family="table-cell" style:parent-style-name="Default" style:data-style-name="N121">
      <style:map style:condition="cell-content()&gt;0" style:apply-style-name="Bad" style:base-cell-address="Sheet1.J25"/>
    </style:style>
    <style:style style:name="ce102" style:family="table-cell" style:parent-style-name="Default" style:data-style-name="N121">
      <style:map style:condition="cell-content()&gt;0" style:apply-style-name="Bad" style:base-cell-address="Sheet1.J26"/>
    </style:style>
    <style:style style:name="ce104" style:family="table-cell" style:parent-style-name="Default" style:data-style-name="N121">
      <style:map style:condition="cell-content()&gt;0" style:apply-style-name="Bad" style:base-cell-address="Sheet1.J27"/>
    </style:style>
    <style:style style:name="ce115" style:family="table-cell" style:parent-style-name="Default" style:data-style-name="N121">
      <style:map style:condition="cell-content()&gt;0" style:apply-style-name="Bad" style:base-cell-address="Sheet1.J31"/>
    </style:style>
    <style:style style:name="ce116" style:family="table-cell" style:parent-style-name="Default" style:data-style-name="N121">
      <style:map style:condition="cell-content()&gt;0" style:apply-style-name="Bad" style:base-cell-address="Sheet1.J32"/>
    </style:style>
    <style:style style:name="ce118" style:family="table-cell" style:parent-style-name="Default" style:data-style-name="N121">
      <style:map style:condition="cell-content()&gt;0" style:apply-style-name="Bad" style:base-cell-address="Sheet1.J33"/>
    </style:style>
    <style:style style:name="ce120" style:family="table-cell" style:parent-style-name="Default" style:data-style-name="N121">
      <style:map style:condition="cell-content()&gt;0" style:apply-style-name="Bad" style:base-cell-address="Sheet1.J34"/>
    </style:style>
    <style:style style:name="ce125" style:family="table-cell" style:parent-style-name="Default" style:data-style-name="N121">
      <style:map style:condition="cell-content()&gt;0" style:apply-style-name="Bad" style:base-cell-address="Sheet1.J35"/>
    </style:style>
    <style:style style:name="ce126" style:family="table-cell" style:parent-style-name="Default" style:data-style-name="N121">
      <style:map style:condition="cell-content()&gt;0" style:apply-style-name="Bad" style:base-cell-address="Sheet1.J36"/>
    </style:style>
    <style:style style:name="ce167" style:family="table-cell" style:parent-style-name="Default" style:data-style-name="N121">
      <style:map style:condition="cell-content()&gt;0" style:apply-style-name="Bad" style:base-cell-address="Sheet1.J37"/>
    </style:style>
    <style:style style:name="ce127" style:family="table-cell" style:parent-style-name="Default" style:data-style-name="N121">
      <style:map style:condition="cell-content()&gt;0" style:apply-style-name="Bad" style:base-cell-address="Sheet1.J38"/>
    </style:style>
    <style:style style:name="ce131" style:family="table-cell" style:parent-style-name="Default" style:data-style-name="N121">
      <style:map style:condition="cell-content()&gt;0" style:apply-style-name="Bad" style:base-cell-address="Sheet1.K6"/>
    </style:style>
    <style:style style:name="ce132" style:family="table-cell" style:parent-style-name="Default" style:data-style-name="N121">
      <style:map style:condition="cell-content()&gt;0" style:apply-style-name="Bad" style:base-cell-address="Sheet1.K7"/>
    </style:style>
    <style:style style:name="ce133" style:family="table-cell" style:parent-style-name="Default" style:data-style-name="N121">
      <style:map style:condition="cell-content()&gt;0" style:apply-style-name="Bad" style:base-cell-address="Sheet1.K9"/>
    </style:style>
    <style:style style:name="ce136" style:family="table-cell" style:parent-style-name="Default" style:data-style-name="N121">
      <style:map style:condition="cell-content()&gt;0" style:apply-style-name="Bad" style:base-cell-address="Sheet1.K10"/>
    </style:style>
    <style:style style:name="ce183" style:family="table-cell" style:parent-style-name="Default" style:data-style-name="N121">
      <style:map style:condition="cell-content()&gt;0" style:apply-style-name="Bad" style:base-cell-address="Sheet1.K11"/>
    </style:style>
    <style:style style:name="ce184" style:family="table-cell" style:parent-style-name="Default" style:data-style-name="N121">
      <style:map style:condition="cell-content()&gt;0" style:apply-style-name="Bad" style:base-cell-address="Sheet1.K12"/>
    </style:style>
    <style:style style:name="ce164" style:family="table-cell" style:parent-style-name="Default" style:data-style-name="N121">
      <style:map style:condition="cell-content()&gt;0" style:apply-style-name="Bad" style:base-cell-address="Sheet1.K13"/>
    </style:style>
    <style:style style:name="ce186" style:family="table-cell" style:parent-style-name="Default" style:data-style-name="N121">
      <style:map style:condition="cell-content()&gt;0" style:apply-style-name="Bad" style:base-cell-address="Sheet1.K14"/>
    </style:style>
    <style:style style:name="ce188" style:family="table-cell" style:parent-style-name="Default" style:data-style-name="N121">
      <style:map style:condition="cell-content()&gt;0" style:apply-style-name="Bad" style:base-cell-address="Sheet1.K15"/>
    </style:style>
    <style:style style:name="ce189" style:family="table-cell" style:parent-style-name="Default" style:data-style-name="N121">
      <style:map style:condition="cell-content()&gt;0" style:apply-style-name="Bad" style:base-cell-address="Sheet1.K16"/>
    </style:style>
    <style:style style:name="ce190" style:family="table-cell" style:parent-style-name="Default" style:data-style-name="N121">
      <style:map style:condition="cell-content()&gt;0" style:apply-style-name="Bad" style:base-cell-address="Sheet1.K17"/>
    </style:style>
    <style:style style:name="ce192" style:family="table-cell" style:parent-style-name="Default" style:data-style-name="N121">
      <style:map style:condition="cell-content()&gt;0" style:apply-style-name="Bad" style:base-cell-address="Sheet1.K18"/>
    </style:style>
    <style:style style:name="ce138" style:family="table-cell" style:parent-style-name="Default" style:data-style-name="N121">
      <style:map style:condition="cell-content()&gt;0" style:apply-style-name="Bad" style:base-cell-address="Sheet1.K20"/>
    </style:style>
    <style:style style:name="ce194" style:family="table-cell" style:parent-style-name="Default" style:data-style-name="N121">
      <style:map style:condition="cell-content()&gt;0" style:apply-style-name="Bad" style:base-cell-address="Sheet1.K21"/>
    </style:style>
    <style:style style:name="ce142" style:family="table-cell" style:parent-style-name="Default" style:data-style-name="N121">
      <style:map style:condition="cell-content()&gt;0" style:apply-style-name="Bad" style:base-cell-address="Sheet1.K22"/>
    </style:style>
    <style:style style:name="ce196" style:family="table-cell" style:parent-style-name="Default" style:data-style-name="N121">
      <style:map style:condition="cell-content()&gt;0" style:apply-style-name="Bad" style:base-cell-address="Sheet1.K23"/>
    </style:style>
    <style:style style:name="ce197" style:family="table-cell" style:parent-style-name="Default" style:data-style-name="N121">
      <style:map style:condition="cell-content()&gt;0" style:apply-style-name="Bad" style:base-cell-address="Sheet1.K24"/>
    </style:style>
    <style:style style:name="ce151" style:family="table-cell" style:parent-style-name="Default" style:data-style-name="N121">
      <style:map style:condition="cell-content()&gt;0" style:apply-style-name="Bad" style:base-cell-address="Sheet1.K25"/>
    </style:style>
    <style:style style:name="ce153" style:family="table-cell" style:parent-style-name="Default" style:data-style-name="N121">
      <style:map style:condition="cell-content()&gt;0" style:apply-style-name="Bad" style:base-cell-address="Sheet1.K26"/>
    </style:style>
    <style:style style:name="ce154" style:family="table-cell" style:parent-style-name="Default" style:data-style-name="N121">
      <style:map style:condition="cell-content()&gt;0" style:apply-style-name="Bad" style:base-cell-address="Sheet1.K27"/>
    </style:style>
    <style:style style:name="ce176" style:family="table-cell" style:parent-style-name="Default" style:data-style-name="N121">
      <style:map style:condition="cell-content()&gt;0" style:apply-style-name="Bad" style:base-cell-address="Sheet1.K31"/>
    </style:style>
    <style:style style:name="ce177" style:family="table-cell" style:parent-style-name="Default" style:data-style-name="N121">
      <style:map style:condition="cell-content()&gt;0" style:apply-style-name="Bad" style:base-cell-address="Sheet1.K33"/>
    </style:style>
    <style:style style:name="ce179" style:family="table-cell" style:parent-style-name="Default" style:data-style-name="N121">
      <style:map style:condition="cell-content()&gt;0" style:apply-style-name="Bad" style:base-cell-address="Sheet1.K34"/>
    </style:style>
    <style:style style:name="ce181" style:family="table-cell" style:parent-style-name="Default" style:data-style-name="N121">
      <style:map style:condition="cell-content()&gt;0" style:apply-style-name="Bad" style:base-cell-address="Sheet1.K36"/>
    </style:style>
    <style:style style:name="ce205" style:family="table-cell" style:parent-style-name="Default" style:data-style-name="N121">
      <style:map style:condition="cell-content()&gt;0" style:apply-style-name="Bad" style:base-cell-address="Sheet1.K37"/>
    </style:style>
    <style:style style:name="ce187" style:family="table-cell" style:parent-style-name="Default" style:data-style-name="N121">
      <style:map style:condition="cell-content()&gt;0" style:apply-style-name="Bad" style:base-cell-address="Sheet1.K38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20"/>
        <table:table-column table:style-name="co3" table:default-cell-style-name="ce24"/>
        <table:table-column table:style-name="co2" table:default-cell-style-name="ce44"/>
        <table:table-column table:style-name="co2" table:number-columns-repeated="2" table:default-cell-style-name="ce37"/>
        <table:table-column table:style-name="co2" table:default-cell-style-name="ce33"/>
        <table:table-column table:style-name="co4" table:default-cell-style-name="ce48"/>
        <table:table-column table:style-name="co2" table:default-cell-style-name="ce72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hhh总净值</text:p>
          </table:table-cell>
          <table:table-cell table:style-name="ce1" office:value-type="string" calcext:value-type="string">
            <text:p>hhh周涨幅</text:p>
          </table:table-cell>
          <table:table-cell table:style-name="ce1" office:value-type="string" calcext:value-type="string">
            <text:p>hhh总收益</text:p>
          </table:table-cell>
          <table:table-cell table:style-name="ce1" office:value-type="string" calcext:value-type="string">
            <text:p>hhh仓位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table:style-name="ce3" office:value-type="float" office:value="1.272" calcext:value-type="float">
            <text:p>1.272</text:p>
          </table:table-cell>
          <table:table-cell table:style-name="ce22" office:value-type="percentage" office:value="0.0315" calcext:value-type="percentage">
            <text:p>3.15%</text:p>
          </table:table-cell>
          <table:table-cell table:style-name="ce26" office:value-type="float" office:value="10.76" calcext:value-type="float">
            <text:p>10.76</text:p>
          </table:table-cell>
          <table:table-cell table:style-name="ce22" office:value-type="percentage" office:value="0.6825" calcext:value-type="percentage">
            <text:p>68.25%</text:p>
          </table:table-cell>
          <table:table-cell table:number-columns-repeated="5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人民币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314" calcext:value-type="float" table:number-columns-spanned="4" table:number-rows-spanned="1">
            <text:p>1.314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243" calcext:value-type="percentage" table:number-columns-spanned="5" table:number-rows-spanned="1">
            <text:p>2.4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1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5">
            <text:p>银行</text:p>
          </table:table-cell>
          <table:table-cell table:style-name="ce19" office:value-type="percentage" office:value="0.1847" calcext:value-type="percentage" table:number-columns-spanned="1" table:number-rows-spanned="5">
            <text:p>18.47%</text:p>
          </table:table-cell>
          <table:table-cell office:value-type="string" calcext:value-type="string">
            <text:p>民生银行</text:p>
          </table:table-cell>
          <table:table-cell office:value-type="percentage" office:value="0.0375" calcext:value-type="percentage">
            <text:p>3.75%</text:p>
          </table:table-cell>
          <table:table-cell office:value-type="float" office:value="7.075" calcext:value-type="float">
            <text:p>7.075</text:p>
          </table:table-cell>
          <table:table-cell office:value-type="float" office:value="6.39" calcext:value-type="float">
            <text:p>6.390</text:p>
          </table:table-cell>
          <table:table-cell office:value-type="percentage" office:value="0.0175" calcext:value-type="percentage">
            <text:p>1.75%</text:p>
          </table:table-cell>
          <table:table-cell table:formula="of:=IF([.E6]&gt;0;[.F6]/[.E6]-1.0014;([.F6]-[.E6]))" office:value-type="percentage" office:value="-0.0982197879858658" calcext:value-type="percentage">
            <text:p>-9.82%</text:p>
          </table:table-cell>
          <table:table-cell table:formula="of:=IF([.E6]&gt;0; IF([.E6]*1.25 &gt; [.F6];[.E6]*1.25; IF([.E6]*1.25^2 &gt; [.F6];[.E6]*1.25^2; IF([.E6]*1.25^3 &gt; [.F6];[.E6]*1.25^3; IF([.E6]*1.25^4 &gt; [.F6];[.E6]*1.25^4; IF([.E6]*1.25^5 &gt; [.F6];[.E6]*1.25^5; IF([.E6]*1.25^6 &gt; [.F6];[.E6]*1.25^6; IF([.E6]*1.25^7 &gt; [.F6]; [.E6]*1.25^7; IF([.E6]*1.25^8 &gt; [.F6]; [.E6]*1.25^8; IF([.E6]*1.25^9 &gt; [.F6]; [.E6]*1.25^9; [.E6]*1.25^10)))))))));IF(1.25 &gt; [.F6]-[.E6];1.25; IF(1.25^2 &gt; [.F6]-[.E6];1.25^2; IF(1.25^3 &gt; [.F6]-[.E6];1.25^3; IF(1.25^4 &gt; [.F6]-[.E6];1.25^4; IF(1.25^5 &gt; [.F6]-[.E6];1.25^5; IF(1.25^6 &gt; [.F6]-[.E6];1.25^6; IF(1.25^7 &gt; [.F6]-[.E6]; 1.25^7; IF(1.25^8 &gt; [.F6]-[.E6]; 1.25^8; IF(1.25^9 &gt; [.F6]-[.E6]; 1.25^9; IF(1.25^10 &gt; [.F6]-[.E6]; 1.25^10; IF(1.25^11 &gt; [.F6]-[.E6]; 1.25^11; IF(1.25^12 &gt; [.F6]-[.E6]; 1.25^12; IF(1.25^13 &gt; [.F6]-[.E6]; 1.25^13; IF(1.25^14 &gt; [.F6]-[.E6]; 1.25^14; IF(1.25^15 &gt; [.F6]-[.E6]; 1.25^15; IF(1.25^16 &gt; [.F6]-[.E6]; 1.25^16; IF(1.25^17 &gt; [.F6]-[.E6]; 1.25^17; IF(1.25^18 &gt; [.F6]-[.E6]; 1.25^18; IF(1.25^19 &gt; [.F6]-[.E6]; 1.25^19; 1.25^20))))))))))))))))))))" office:value-type="float" office:value="8.84375" calcext:value-type="float">
            <text:p>8.844</text:p>
          </table:table-cell>
          <table:table-cell table:style-name="ce88" table:formula="of:=IF([.F6]&lt;[.E6]*1.25; 0; [.I6]/1.25*0.92)" office:value-type="float" office:value="0" calcext:value-type="float">
            <text:p>0.000</text:p>
          </table:table-cell>
          <table:table-cell table:style-name="ce131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LS</text:p>
          </table:table-cell>
          <table:table-cell office:value-type="percentage" office:value="0.042" calcext:value-type="percentage">
            <text:p>4.20%</text:p>
          </table:table-cell>
          <table:table-cell office:value-type="float" office:value="26.825" calcext:value-type="float">
            <text:p>26.825</text:p>
          </table:table-cell>
          <table:table-cell office:value-type="float" office:value="30.33" calcext:value-type="float">
            <text:p>30.330</text:p>
          </table:table-cell>
          <table:table-cell office:value-type="percentage" office:value="0.0247" calcext:value-type="percentage">
            <text:p>2.47%</text:p>
          </table:table-cell>
          <table:table-cell table:formula="of:=IF([.E7]&gt;0;[.F7]/[.E7]-1.0014;([.F7]-[.E7]))" office:value-type="percentage" office:value="0.129261696178937" calcext:value-type="percentage">
            <text:p>12.93%</text:p>
          </table:table-cell>
          <table:table-cell table:formula="of:=IF([.E7]&gt;0; IF([.E7]*1.25 &gt; [.F7];[.E7]*1.25; IF([.E7]*1.25^2 &gt; [.F7];[.E7]*1.25^2; IF([.E7]*1.25^3 &gt; [.F7];[.E7]*1.25^3; IF([.E7]*1.25^4 &gt; [.F7];[.E7]*1.25^4; IF([.E7]*1.25^5 &gt; [.F7];[.E7]*1.25^5; IF([.E7]*1.25^6 &gt; [.F7];[.E7]*1.25^6; IF([.E7]*1.25^7 &gt; [.F7]; [.E7]*1.25^7; IF([.E7]*1.25^8 &gt; [.F7]; [.E7]*1.25^8; IF([.E7]*1.25^9 &gt; [.F7]; [.E7]*1.25^9; [.E7]*1.25^10)))))))));IF(1.25 &gt; [.F7]-[.E7];1.25; IF(1.25^2 &gt; [.F7]-[.E7];1.25^2; IF(1.25^3 &gt; [.F7]-[.E7];1.25^3; IF(1.25^4 &gt; [.F7]-[.E7];1.25^4; IF(1.25^5 &gt; [.F7]-[.E7];1.25^5; IF(1.25^6 &gt; [.F7]-[.E7];1.25^6; IF(1.25^7 &gt; [.F7]-[.E7]; 1.25^7; IF(1.25^8 &gt; [.F7]-[.E7]; 1.25^8; IF(1.25^9 &gt; [.F7]-[.E7]; 1.25^9; IF(1.25^10 &gt; [.F7]-[.E7]; 1.25^10; IF(1.25^11 &gt; [.F7]-[.E7]; 1.25^11; IF(1.25^12 &gt; [.F7]-[.E7]; 1.25^12; IF(1.25^13 &gt; [.F7]-[.E7]; 1.25^13; IF(1.25^14 &gt; [.F7]-[.E7]; 1.25^14; IF(1.25^15 &gt; [.F7]-[.E7]; 1.25^15; IF(1.25^16 &gt; [.F7]-[.E7]; 1.25^16; IF(1.25^17 &gt; [.F7]-[.E7]; 1.25^17; IF(1.25^18 &gt; [.F7]-[.E7]; 1.25^18; IF(1.25^19 &gt; [.F7]-[.E7]; 1.25^19; 1.25^20))))))))))))))))))))" office:value-type="float" office:value="33.53125" calcext:value-type="float">
            <text:p>33.531</text:p>
          </table:table-cell>
          <table:table-cell table:style-name="ce89" table:formula="of:=IF([.F7]&lt;[.E7]*1.25; 0; [.I7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3">
          <table:covered-table-cell table:style-name="ce7"/>
          <table:covered-table-cell/>
          <table:table-cell office:value-type="string" calcext:value-type="string">
            <text:p>招商银行DXN</text:p>
          </table:table-cell>
          <table:table-cell office:value-type="percentage" office:value="0.0247" calcext:value-type="percentage">
            <text:p>2.47%</text:p>
          </table:table-cell>
          <table:table-cell office:value-type="float" office:value="27.088" calcext:value-type="float">
            <text:p>27.088</text:p>
          </table:table-cell>
          <table:table-cell office:value-type="float" office:value="30.33" calcext:value-type="float">
            <text:p>30.330</text:p>
          </table:table-cell>
          <table:table-cell office:value-type="percentage" office:value="0.0247" calcext:value-type="percentage">
            <text:p>2.47%</text:p>
          </table:table-cell>
          <table:table-cell table:formula="of:=IF([.E8]&gt;0;[.F8]/[.E8]-1.0014;([.F8]-[.E8]))" office:value-type="percentage" office:value="0.11828399291199" calcext:value-type="percentage">
            <text:p>11.83%</text:p>
          </table:table-cell>
          <table:table-cell table:formula="of:=IF([.E8]&gt;0; IF([.E8]*1.25 &gt; [.F8];[.E8]*1.25; IF([.E8]*1.25^2 &gt; [.F8];[.E8]*1.25^2; IF([.E8]*1.25^3 &gt; [.F8];[.E8]*1.25^3; IF([.E8]*1.25^4 &gt; [.F8];[.E8]*1.25^4; IF([.E8]*1.25^5 &gt; [.F8];[.E8]*1.25^5; IF([.E8]*1.25^6 &gt; [.F8];[.E8]*1.25^6; IF([.E8]*1.25^7 &gt; [.F8]; [.E8]*1.25^7; IF([.E8]*1.25^8 &gt; [.F8]; [.E8]*1.25^8; IF([.E8]*1.25^9 &gt; [.F8]; [.E8]*1.25^9; [.E8]*1.25^10)))))))));IF(1.25 &gt; [.F8]-[.E8];1.25; IF(1.25^2 &gt; [.F8]-[.E8];1.25^2; IF(1.25^3 &gt; [.F8]-[.E8];1.25^3; IF(1.25^4 &gt; [.F8]-[.E8];1.25^4; IF(1.25^5 &gt; [.F8]-[.E8];1.25^5; IF(1.25^6 &gt; [.F8]-[.E8];1.25^6; IF(1.25^7 &gt; [.F8]-[.E8]; 1.25^7; IF(1.25^8 &gt; [.F8]-[.E8]; 1.25^8; IF(1.25^9 &gt; [.F8]-[.E8]; 1.25^9; IF(1.25^10 &gt; [.F8]-[.E8]; 1.25^10; IF(1.25^11 &gt; [.F8]-[.E8]; 1.25^11; IF(1.25^12 &gt; [.F8]-[.E8]; 1.25^12; IF(1.25^13 &gt; [.F8]-[.E8]; 1.25^13; IF(1.25^14 &gt; [.F8]-[.E8]; 1.25^14; IF(1.25^15 &gt; [.F8]-[.E8]; 1.25^15; IF(1.25^16 &gt; [.F8]-[.E8]; 1.25^16; IF(1.25^17 &gt; [.F8]-[.E8]; 1.25^17; IF(1.25^18 &gt; [.F8]-[.E8]; 1.25^18; IF(1.25^19 &gt; [.F8]-[.E8]; 1.25^19; 1.25^20))))))))))))))))))))" office:value-type="float" office:value="33.86" calcext:value-type="float">
            <text:p>33.860</text:p>
          </table:table-cell>
          <table:table-cell table:style-name="ce91" table:formula="of:=IF([.F8]&lt;[.E8]*1.25; 0; [.I8]/1.25*0.92)" office:value-type="float" office:value="0" calcext:value-type="float">
            <text:p>0.000</text:p>
          </table:table-cell>
          <table:table-cell table:style-name="ce132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农业银行H</text:p>
          </table:table-cell>
          <table:table-cell office:value-type="percentage" office:value="0.0181" calcext:value-type="percentage">
            <text:p>1.81%</text:p>
          </table:table-cell>
          <table:table-cell office:value-type="float" office:value="3.41" calcext:value-type="float">
            <text:p>3.410</text:p>
          </table:table-cell>
          <table:table-cell office:value-type="float" office:value="3.57" calcext:value-type="float">
            <text:p>3.570</text:p>
          </table:table-cell>
          <table:table-cell office:value-type="percentage" office:value="0.0469" calcext:value-type="percentage">
            <text:p>4.69%</text:p>
          </table:table-cell>
          <table:table-cell table:style-name="ce56" table:formula="of:=IF([.E9]&gt;0;[.F9]/[.E9]-1.0014;([.F9]-[.E9]))" office:value-type="percentage" office:value="0.0455208211143694" calcext:value-type="percentage">
            <text:p>4.55%</text:p>
          </table:table-cell>
          <table:table-cell table:style-name="ce74" table:formula="of:=IF([.E9]&gt;0; IF([.E9]*1.25 &gt; [.F9];[.E9]*1.25; IF([.E9]*1.25^2 &gt; [.F9];[.E9]*1.25^2; IF([.E9]*1.25^3 &gt; [.F9];[.E9]*1.25^3; IF([.E9]*1.25^4 &gt; [.F9];[.E9]*1.25^4; IF([.E9]*1.25^5 &gt; [.F9];[.E9]*1.25^5; IF([.E9]*1.25^6 &gt; [.F9];[.E9]*1.25^6; IF([.E9]*1.25^7 &gt; [.F9]; [.E9]*1.25^7; IF([.E9]*1.25^8 &gt; [.F9]; [.E9]*1.25^8; IF([.E9]*1.25^9 &gt; [.F9]; [.E9]*1.25^9; [.E9]*1.25^10)))))))));IF(1.25 &gt; [.F9]-[.E9];1.25; IF(1.25^2 &gt; [.F9]-[.E9];1.25^2; IF(1.25^3 &gt; [.F9]-[.E9];1.25^3; IF(1.25^4 &gt; [.F9]-[.E9];1.25^4; IF(1.25^5 &gt; [.F9]-[.E9];1.25^5; IF(1.25^6 &gt; [.F9]-[.E9];1.25^6; IF(1.25^7 &gt; [.F9]-[.E9]; 1.25^7; IF(1.25^8 &gt; [.F9]-[.E9]; 1.25^8; IF(1.25^9 &gt; [.F9]-[.E9]; 1.25^9; IF(1.25^10 &gt; [.F9]-[.E9]; 1.25^10; IF(1.25^11 &gt; [.F9]-[.E9]; 1.25^11; IF(1.25^12 &gt; [.F9]-[.E9]; 1.25^12; IF(1.25^13 &gt; [.F9]-[.E9]; 1.25^13; IF(1.25^14 &gt; [.F9]-[.E9]; 1.25^14; IF(1.25^15 &gt; [.F9]-[.E9]; 1.25^15; IF(1.25^16 &gt; [.F9]-[.E9]; 1.25^16; IF(1.25^17 &gt; [.F9]-[.E9]; 1.25^17; IF(1.25^18 &gt; [.F9]-[.E9]; 1.25^18; IF(1.25^19 &gt; [.F9]-[.E9]; 1.25^19; 1.25^20))))))))))))))))))))" office:value-type="float" office:value="4.2625" calcext:value-type="float">
            <text:p>4.263</text:p>
          </table:table-cell>
          <table:table-cell table:style-name="ce92" table:formula="of:=IF([.F9]&lt;[.E9]*1.25; 0; [.I9]/1.25*0.92)" office:value-type="float" office:value="0" calcext:value-type="float">
            <text:p>0.000</text:p>
          </table:table-cell>
          <table:table-cell table:style-name="ce133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平安银行</text:p>
          </table:table-cell>
          <table:table-cell office:value-type="percentage" office:value="0.0624" calcext:value-type="percentage">
            <text:p>6.24%</text:p>
          </table:table-cell>
          <table:table-cell office:value-type="float" office:value="10.209" calcext:value-type="float">
            <text:p>10.209</text:p>
          </table:table-cell>
          <table:table-cell office:value-type="float" office:value="11.09" calcext:value-type="float">
            <text:p>11.090</text:p>
          </table:table-cell>
          <table:table-cell office:value-type="percentage" office:value="-0.0081" calcext:value-type="percentage">
            <text:p>-0.81%</text:p>
          </table:table-cell>
          <table:table-cell table:formula="of:=IF([.E10]&gt;0;[.F10]/[.E10]-1.0014;([.F10]-[.E10]))" office:value-type="percentage" office:value="0.0848964051327259" calcext:value-type="percentage">
            <text:p>8.49%</text:p>
          </table:table-cell>
          <table:table-cell table:formula="of:=IF([.E10]&gt;0; IF([.E10]*1.25 &gt; [.F10];[.E10]*1.25; IF([.E10]*1.25^2 &gt; [.F10];[.E10]*1.25^2; IF([.E10]*1.25^3 &gt; [.F10];[.E10]*1.25^3; IF([.E10]*1.25^4 &gt; [.F10];[.E10]*1.25^4; IF([.E10]*1.25^5 &gt; [.F10];[.E10]*1.25^5; IF([.E10]*1.25^6 &gt; [.F10];[.E10]*1.25^6; IF([.E10]*1.25^7 &gt; [.F10]; [.E10]*1.25^7; IF([.E10]*1.25^8 &gt; [.F10]; [.E10]*1.25^8; IF([.E10]*1.25^9 &gt; [.F10]; [.E10]*1.25^9; [.E10]*1.25^10)))))))));IF(1.25 &gt; [.F10]-[.E10];1.25; IF(1.25^2 &gt; [.F10]-[.E10];1.25^2; IF(1.25^3 &gt; [.F10]-[.E10];1.25^3; IF(1.25^4 &gt; [.F10]-[.E10];1.25^4; IF(1.25^5 &gt; [.F10]-[.E10];1.25^5; IF(1.25^6 &gt; [.F10]-[.E10];1.25^6; IF(1.25^7 &gt; [.F10]-[.E10]; 1.25^7; IF(1.25^8 &gt; [.F10]-[.E10]; 1.25^8; IF(1.25^9 &gt; [.F10]-[.E10]; 1.25^9; IF(1.25^10 &gt; [.F10]-[.E10]; 1.25^10; IF(1.25^11 &gt; [.F10]-[.E10]; 1.25^11; IF(1.25^12 &gt; [.F10]-[.E10]; 1.25^12; IF(1.25^13 &gt; [.F10]-[.E10]; 1.25^13; IF(1.25^14 &gt; [.F10]-[.E10]; 1.25^14; IF(1.25^15 &gt; [.F10]-[.E10]; 1.25^15; IF(1.25^16 &gt; [.F10]-[.E10]; 1.25^16; IF(1.25^17 &gt; [.F10]-[.E10]; 1.25^17; IF(1.25^18 &gt; [.F10]-[.E10]; 1.25^18; IF(1.25^19 &gt; [.F10]-[.E10]; 1.25^19; 1.25^20))))))))))))))))))))" office:value-type="float" office:value="12.76125" calcext:value-type="float">
            <text:p>12.761</text:p>
          </table:table-cell>
          <table:table-cell table:style-name="ce94" table:formula="of:=IF([.F10]&lt;[.E10]*1.25; 0; [.I10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4">
          <table:table-cell table:style-name="ce5" office:value-type="string" calcext:value-type="string" table:number-columns-spanned="1" table:number-rows-spanned="5">
            <text:p>非银金融</text:p>
          </table:table-cell>
          <table:table-cell table:style-name="ce19" office:value-type="percentage" office:value="0.111" calcext:value-type="percentage" table:number-columns-spanned="1" table:number-rows-spanned="5">
            <text:p>11.10%</text:p>
          </table:table-cell>
          <table:table-cell office:value-type="string" calcext:value-type="string">
            <text:p>中国平安</text:p>
          </table:table-cell>
          <table:table-cell office:value-type="percentage" office:value="0.0549" calcext:value-type="percentage">
            <text:p>5.49%</text:p>
          </table:table-cell>
          <table:table-cell office:value-type="float" office:value="63.088" calcext:value-type="float">
            <text:p>63.088</text:p>
          </table:table-cell>
          <table:table-cell office:value-type="float" office:value="67.35" calcext:value-type="float">
            <text:p>67.350</text:p>
          </table:table-cell>
          <table:table-cell office:value-type="percentage" office:value="0.0276" calcext:value-type="percentage">
            <text:p>2.76%</text:p>
          </table:table-cell>
          <table:table-cell table:style-name="ce42" table:formula="of:=IF([.E11]&gt;0;[.F11]/[.E11]-1.0014;([.F11]-[.E11]))" office:value-type="percentage" office:value="0.0661564291148871" calcext:value-type="percentage">
            <text:p>6.62%</text:p>
          </table:table-cell>
          <table:table-cell table:style-name="ce66" table:formula="of:=IF([.E11]&gt;0; IF([.E11]*1.25 &gt; [.F11];[.E11]*1.25; IF([.E11]*1.25^2 &gt; [.F11];[.E11]*1.25^2; IF([.E11]*1.25^3 &gt; [.F11];[.E11]*1.25^3; IF([.E11]*1.25^4 &gt; [.F11];[.E11]*1.25^4; IF([.E11]*1.25^5 &gt; [.F11];[.E11]*1.25^5; IF([.E11]*1.25^6 &gt; [.F11];[.E11]*1.25^6; IF([.E11]*1.25^7 &gt; [.F11]; [.E11]*1.25^7; IF([.E11]*1.25^8 &gt; [.F11]; [.E11]*1.25^8; IF([.E11]*1.25^9 &gt; [.F11]; [.E11]*1.25^9; [.E11]*1.25^10)))))))));IF(1.25 &gt; [.F11]-[.E11];1.25; IF(1.25^2 &gt; [.F11]-[.E11];1.25^2; IF(1.25^3 &gt; [.F11]-[.E11];1.25^3; IF(1.25^4 &gt; [.F11]-[.E11];1.25^4; IF(1.25^5 &gt; [.F11]-[.E11];1.25^5; IF(1.25^6 &gt; [.F11]-[.E11];1.25^6; IF(1.25^7 &gt; [.F11]-[.E11]; 1.25^7; IF(1.25^8 &gt; [.F11]-[.E11]; 1.25^8; IF(1.25^9 &gt; [.F11]-[.E11]; 1.25^9; IF(1.25^10 &gt; [.F11]-[.E11]; 1.25^10; IF(1.25^11 &gt; [.F11]-[.E11]; 1.25^11; IF(1.25^12 &gt; [.F11]-[.E11]; 1.25^12; IF(1.25^13 &gt; [.F11]-[.E11]; 1.25^13; IF(1.25^14 &gt; [.F11]-[.E11]; 1.25^14; IF(1.25^15 &gt; [.F11]-[.E11]; 1.25^15; IF(1.25^16 &gt; [.F11]-[.E11]; 1.25^16; IF(1.25^17 &gt; [.F11]-[.E11]; 1.25^17; IF(1.25^18 &gt; [.F11]-[.E11]; 1.25^18; IF(1.25^19 &gt; [.F11]-[.E11]; 1.25^19; 1.25^20))))))))))))))))))))" office:value-type="float" office:value="78.86" calcext:value-type="float">
            <text:p>78.860</text:p>
          </table:table-cell>
          <table:table-cell table:style-name="ce107" table:formula="of:=IF([.F11]&lt;[.E11]*1.25; 0; [.I11]/1.25*0.92)" office:value-type="float" office:value="0" calcext:value-type="float">
            <text:p>0.000</text:p>
          </table:table-cell>
          <table:table-cell table:style-name="ce183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新华保险H</text:p>
          </table:table-cell>
          <table:table-cell office:value-type="percentage" office:value="0.0285" calcext:value-type="percentage">
            <text:p>2.85%</text:p>
          </table:table-cell>
          <table:table-cell office:value-type="float" office:value="34.5" calcext:value-type="float">
            <text:p>34.500</text:p>
          </table:table-cell>
          <table:table-cell office:value-type="float" office:value="39.5" calcext:value-type="float">
            <text:p>39.500</text:p>
          </table:table-cell>
          <table:table-cell office:value-type="percentage" office:value="0.0547" calcext:value-type="percentage">
            <text:p>5.47%</text:p>
          </table:table-cell>
          <table:table-cell table:style-name="ce43" table:formula="of:=IF([.E12]&gt;0;[.F12]/[.E12]-1.0014;([.F12]-[.E12]))" office:value-type="percentage" office:value="0.143527536231884" calcext:value-type="percentage">
            <text:p>14.35%</text:p>
          </table:table-cell>
          <table:table-cell table:style-name="ce69" table:formula="of:=IF([.E12]&gt;0; IF([.E12]*1.25 &gt; [.F12];[.E12]*1.25; IF([.E12]*1.25^2 &gt; [.F12];[.E12]*1.25^2; IF([.E12]*1.25^3 &gt; [.F12];[.E12]*1.25^3; IF([.E12]*1.25^4 &gt; [.F12];[.E12]*1.25^4; IF([.E12]*1.25^5 &gt; [.F12];[.E12]*1.25^5; IF([.E12]*1.25^6 &gt; [.F12];[.E12]*1.25^6; IF([.E12]*1.25^7 &gt; [.F12]; [.E12]*1.25^7; IF([.E12]*1.25^8 &gt; [.F12]; [.E12]*1.25^8; IF([.E12]*1.25^9 &gt; [.F12]; [.E12]*1.25^9; [.E12]*1.25^10)))))))));IF(1.25 &gt; [.F12]-[.E12];1.25; IF(1.25^2 &gt; [.F12]-[.E12];1.25^2; IF(1.25^3 &gt; [.F12]-[.E12];1.25^3; IF(1.25^4 &gt; [.F12]-[.E12];1.25^4; IF(1.25^5 &gt; [.F12]-[.E12];1.25^5; IF(1.25^6 &gt; [.F12]-[.E12];1.25^6; IF(1.25^7 &gt; [.F12]-[.E12]; 1.25^7; IF(1.25^8 &gt; [.F12]-[.E12]; 1.25^8; IF(1.25^9 &gt; [.F12]-[.E12]; 1.25^9; IF(1.25^10 &gt; [.F12]-[.E12]; 1.25^10; IF(1.25^11 &gt; [.F12]-[.E12]; 1.25^11; IF(1.25^12 &gt; [.F12]-[.E12]; 1.25^12; IF(1.25^13 &gt; [.F12]-[.E12]; 1.25^13; IF(1.25^14 &gt; [.F12]-[.E12]; 1.25^14; IF(1.25^15 &gt; [.F12]-[.E12]; 1.25^15; IF(1.25^16 &gt; [.F12]-[.E12]; 1.25^16; IF(1.25^17 &gt; [.F12]-[.E12]; 1.25^17; IF(1.25^18 &gt; [.F12]-[.E12]; 1.25^18; IF(1.25^19 &gt; [.F12]-[.E12]; 1.25^19; 1.25^20))))))))))))))))))))" office:value-type="float" office:value="43.125" calcext:value-type="float">
            <text:p>43.125</text:p>
          </table:table-cell>
          <table:table-cell table:style-name="ce135" table:formula="of:=IF([.F12]&lt;[.E12]*1.25; 0; [.I12]/1.25*0.92)" office:value-type="float" office:value="0" calcext:value-type="float">
            <text:p>0.000</text:p>
          </table:table-cell>
          <table:table-cell table:style-name="ce18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LS</text:p>
          </table:table-cell>
          <table:table-cell office:value-type="percentage" office:value="0.0131" calcext:value-type="percentage">
            <text:p>1.31%</text:p>
          </table:table-cell>
          <table:table-cell office:value-type="float" office:value="16.896" calcext:value-type="float">
            <text:p>16.896</text:p>
          </table:table-cell>
          <table:table-cell office:value-type="float" office:value="17.79" calcext:value-type="float">
            <text:p>17.790</text:p>
          </table:table-cell>
          <table:table-cell office:value-type="percentage" office:value="0.0539" calcext:value-type="percentage">
            <text:p>5.39%</text:p>
          </table:table-cell>
          <table:table-cell table:style-name="ce42" table:formula="of:=IF([.E13]&gt;0;[.F13]/[.E13]-1.0014;([.F13]-[.E13]))" office:value-type="percentage" office:value="0.0515119318181816" calcext:value-type="percentage">
            <text:p>5.15%</text:p>
          </table:table-cell>
          <table:table-cell table:style-name="ce66" table:formula="of:=IF([.E13]&gt;0; IF([.E13]*1.25 &gt; [.F13];[.E13]*1.25; IF([.E13]*1.25^2 &gt; [.F13];[.E13]*1.25^2; IF([.E13]*1.25^3 &gt; [.F13];[.E13]*1.25^3; IF([.E13]*1.25^4 &gt; [.F13];[.E13]*1.25^4; IF([.E13]*1.25^5 &gt; [.F13];[.E13]*1.25^5; IF([.E13]*1.25^6 &gt; [.F13];[.E13]*1.25^6; IF([.E13]*1.25^7 &gt; [.F13]; [.E13]*1.25^7; IF([.E13]*1.25^8 &gt; [.F13]; [.E13]*1.25^8; IF([.E13]*1.25^9 &gt; [.F13]; [.E13]*1.25^9; [.E13]*1.25^10)))))))));IF(1.25 &gt; [.F13]-[.E13];1.25; IF(1.25^2 &gt; [.F13]-[.E13];1.25^2; IF(1.25^3 &gt; [.F13]-[.E13];1.25^3; IF(1.25^4 &gt; [.F13]-[.E13];1.25^4; IF(1.25^5 &gt; [.F13]-[.E13];1.25^5; IF(1.25^6 &gt; [.F13]-[.E13];1.25^6; IF(1.25^7 &gt; [.F13]-[.E13]; 1.25^7; IF(1.25^8 &gt; [.F13]-[.E13]; 1.25^8; IF(1.25^9 &gt; [.F13]-[.E13]; 1.25^9; IF(1.25^10 &gt; [.F13]-[.E13]; 1.25^10; IF(1.25^11 &gt; [.F13]-[.E13]; 1.25^11; IF(1.25^12 &gt; [.F13]-[.E13]; 1.25^12; IF(1.25^13 &gt; [.F13]-[.E13]; 1.25^13; IF(1.25^14 &gt; [.F13]-[.E13]; 1.25^14; IF(1.25^15 &gt; [.F13]-[.E13]; 1.25^15; IF(1.25^16 &gt; [.F13]-[.E13]; 1.25^16; IF(1.25^17 &gt; [.F13]-[.E13]; 1.25^17; IF(1.25^18 &gt; [.F13]-[.E13]; 1.25^18; IF(1.25^19 &gt; [.F13]-[.E13]; 1.25^19; 1.25^20))))))))))))))))))))" office:value-type="float" office:value="21.12" calcext:value-type="float">
            <text:p>21.120</text:p>
          </table:table-cell>
          <table:table-cell table:style-name="ce137" table:formula="of:=IF([.F13]&lt;[.E13]*1.25; 0; [.I13]/1.25*0.92)" office:value-type="float" office:value="0" calcext:value-type="float">
            <text:p>0.000</text:p>
          </table:table-cell>
          <table:table-cell table:style-name="ce164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中信证券DXN</text:p>
          </table:table-cell>
          <table:table-cell office:value-type="percentage" office:value="0.0073" calcext:value-type="percentage">
            <text:p>0.73%</text:p>
          </table:table-cell>
          <table:table-cell office:value-type="float" office:value="18.11" calcext:value-type="float">
            <text:p>18.110</text:p>
          </table:table-cell>
          <table:table-cell office:value-type="float" office:value="17.79" calcext:value-type="float">
            <text:p>17.790</text:p>
          </table:table-cell>
          <table:table-cell office:value-type="percentage" office:value="0.0539" calcext:value-type="percentage">
            <text:p>5.39%</text:p>
          </table:table-cell>
          <table:table-cell table:style-name="ce42" table:formula="of:=IF([.E14]&gt;0;[.F14]/[.E14]-1.0014;([.F14]-[.E14]))" office:value-type="percentage" office:value="-0.0190697956929874" calcext:value-type="percentage">
            <text:p>-1.91%</text:p>
          </table:table-cell>
          <table:table-cell table:style-name="ce66" table:formula="of:=IF([.E14]&gt;0; IF([.E14]*1.25 &gt; [.F14];[.E14]*1.25; IF([.E14]*1.25^2 &gt; [.F14];[.E14]*1.25^2; IF([.E14]*1.25^3 &gt; [.F14];[.E14]*1.25^3; IF([.E14]*1.25^4 &gt; [.F14];[.E14]*1.25^4; IF([.E14]*1.25^5 &gt; [.F14];[.E14]*1.25^5; IF([.E14]*1.25^6 &gt; [.F14];[.E14]*1.25^6; IF([.E14]*1.25^7 &gt; [.F14]; [.E14]*1.25^7; IF([.E14]*1.25^8 &gt; [.F14]; [.E14]*1.25^8; IF([.E14]*1.25^9 &gt; [.F14]; [.E14]*1.25^9; [.E14]*1.25^10)))))))));IF(1.25 &gt; [.F14]-[.E14];1.25; IF(1.25^2 &gt; [.F14]-[.E14];1.25^2; IF(1.25^3 &gt; [.F14]-[.E14];1.25^3; IF(1.25^4 &gt; [.F14]-[.E14];1.25^4; IF(1.25^5 &gt; [.F14]-[.E14];1.25^5; IF(1.25^6 &gt; [.F14]-[.E14];1.25^6; IF(1.25^7 &gt; [.F14]-[.E14]; 1.25^7; IF(1.25^8 &gt; [.F14]-[.E14]; 1.25^8; IF(1.25^9 &gt; [.F14]-[.E14]; 1.25^9; IF(1.25^10 &gt; [.F14]-[.E14]; 1.25^10; IF(1.25^11 &gt; [.F14]-[.E14]; 1.25^11; IF(1.25^12 &gt; [.F14]-[.E14]; 1.25^12; IF(1.25^13 &gt; [.F14]-[.E14]; 1.25^13; IF(1.25^14 &gt; [.F14]-[.E14]; 1.25^14; IF(1.25^15 &gt; [.F14]-[.E14]; 1.25^15; IF(1.25^16 &gt; [.F14]-[.E14]; 1.25^16; IF(1.25^17 &gt; [.F14]-[.E14]; 1.25^17; IF(1.25^18 &gt; [.F14]-[.E14]; 1.25^18; IF(1.25^19 &gt; [.F14]-[.E14]; 1.25^19; 1.25^20))))))))))))))))))))" office:value-type="float" office:value="22.6375" calcext:value-type="float">
            <text:p>22.638</text:p>
          </table:table-cell>
          <table:table-cell table:style-name="ce139" table:formula="of:=IF([.F14]&lt;[.E14]*1.25; 0; [.I14]/1.25*0.92)" office:value-type="float" office:value="0" calcext:value-type="float">
            <text:p>0.000</text:p>
          </table:table-cell>
          <table:table-cell table:style-name="ce186" office:value-type="float" office:value="0" calcext:value-type="float">
            <text:p>0.000</text:p>
          </table:table-cell>
        </table:table-row>
        <table:table-row table:style-name="ro4">
          <table:covered-table-cell table:style-name="ce5"/>
          <table:covered-table-cell/>
          <table:table-cell office:value-type="string" calcext:value-type="string">
            <text:p>华泰证券</text:p>
          </table:table-cell>
          <table:table-cell office:value-type="percentage" office:value="0.0072" calcext:value-type="percentage">
            <text:p>0.72%</text:p>
          </table:table-cell>
          <table:table-cell office:value-type="float" office:value="17.24" calcext:value-type="float">
            <text:p>17.240</text:p>
          </table:table-cell>
          <table:table-cell office:value-type="float" office:value="17.7" calcext:value-type="float">
            <text:p>17.700</text:p>
          </table:table-cell>
          <table:table-cell office:value-type="percentage" office:value="0.1217" calcext:value-type="percentage">
            <text:p>12.17%</text:p>
          </table:table-cell>
          <table:table-cell table:style-name="ce42" table:formula="of:=IF([.E15]&gt;0;[.F15]/[.E15]-1.0014;([.F15]-[.E15]))" office:value-type="percentage" office:value="0.0252821345707657" calcext:value-type="percentage">
            <text:p>2.53%</text:p>
          </table:table-cell>
          <table:table-cell table:style-name="ce66" table:formula="of:=IF([.E15]&gt;0; IF([.E15]*1.25 &gt; [.F15];[.E15]*1.25; IF([.E15]*1.25^2 &gt; [.F15];[.E15]*1.25^2; IF([.E15]*1.25^3 &gt; [.F15];[.E15]*1.25^3; IF([.E15]*1.25^4 &gt; [.F15];[.E15]*1.25^4; IF([.E15]*1.25^5 &gt; [.F15];[.E15]*1.25^5; IF([.E15]*1.25^6 &gt; [.F15];[.E15]*1.25^6; IF([.E15]*1.25^7 &gt; [.F15]; [.E15]*1.25^7; IF([.E15]*1.25^8 &gt; [.F15]; [.E15]*1.25^8; IF([.E15]*1.25^9 &gt; [.F15]; [.E15]*1.25^9; [.E15]*1.25^10)))))))));IF(1.25 &gt; [.F15]-[.E15];1.25; IF(1.25^2 &gt; [.F15]-[.E15];1.25^2; IF(1.25^3 &gt; [.F15]-[.E15];1.25^3; IF(1.25^4 &gt; [.F15]-[.E15];1.25^4; IF(1.25^5 &gt; [.F15]-[.E15];1.25^5; IF(1.25^6 &gt; [.F15]-[.E15];1.25^6; IF(1.25^7 &gt; [.F15]-[.E15]; 1.25^7; IF(1.25^8 &gt; [.F15]-[.E15]; 1.25^8; IF(1.25^9 &gt; [.F15]-[.E15]; 1.25^9; IF(1.25^10 &gt; [.F15]-[.E15]; 1.25^10; IF(1.25^11 &gt; [.F15]-[.E15]; 1.25^11; IF(1.25^12 &gt; [.F15]-[.E15]; 1.25^12; IF(1.25^13 &gt; [.F15]-[.E15]; 1.25^13; IF(1.25^14 &gt; [.F15]-[.E15]; 1.25^14; IF(1.25^15 &gt; [.F15]-[.E15]; 1.25^15; IF(1.25^16 &gt; [.F15]-[.E15]; 1.25^16; IF(1.25^17 &gt; [.F15]-[.E15]; 1.25^17; IF(1.25^18 &gt; [.F15]-[.E15]; 1.25^18; IF(1.25^19 &gt; [.F15]-[.E15]; 1.25^19; 1.25^20))))))))))))))))))))" office:value-type="float" office:value="21.55" calcext:value-type="float">
            <text:p>21.550</text:p>
          </table:table-cell>
          <table:table-cell table:style-name="ce140" table:formula="of:=IF([.F15]&lt;[.E15]*1.25; 0; [.I15]/1.25*0.92)" office:value-type="float" office:value="0" calcext:value-type="float">
            <text:p>0.000</text:p>
          </table:table-cell>
          <table:table-cell table:style-name="ce188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>
            <text:p>房地产</text:p>
          </table:table-cell>
          <table:table-cell table:style-name="ce19" office:value-type="percentage" office:value="0.0867" calcext:value-type="percentage">
            <text:p>8.67%</text:p>
          </table:table-cell>
          <table:table-cell office:value-type="string" calcext:value-type="string">
            <text:p>融创中国</text:p>
          </table:table-cell>
          <table:table-cell office:value-type="percentage" office:value="0.0867" calcext:value-type="percentage">
            <text:p>8.67%</text:p>
          </table:table-cell>
          <table:table-cell office:value-type="float" office:value="27.05" calcext:value-type="float">
            <text:p>27.050</text:p>
          </table:table-cell>
          <table:table-cell office:value-type="float" office:value="24" calcext:value-type="float">
            <text:p>24.000</text:p>
          </table:table-cell>
          <table:table-cell office:value-type="percentage" office:value="0.1429" calcext:value-type="percentage">
            <text:p>14.29%</text:p>
          </table:table-cell>
          <table:table-cell table:style-name="ce45" table:formula="of:=IF([.E16]&gt;0;[.F16]/[.E16]-1.0014;([.F16]-[.E16]))" office:value-type="percentage" office:value="-0.11415415896488" calcext:value-type="percentage">
            <text:p>-11.42%</text:p>
          </table:table-cell>
          <table:table-cell table:style-name="ce73" table:formula="of:=IF([.E16]&gt;0; IF([.E16]*1.25 &gt; [.F16];[.E16]*1.25; IF([.E16]*1.25^2 &gt; [.F16];[.E16]*1.25^2; IF([.E16]*1.25^3 &gt; [.F16];[.E16]*1.25^3; IF([.E16]*1.25^4 &gt; [.F16];[.E16]*1.25^4; IF([.E16]*1.25^5 &gt; [.F16];[.E16]*1.25^5; IF([.E16]*1.25^6 &gt; [.F16];[.E16]*1.25^6; IF([.E16]*1.25^7 &gt; [.F16]; [.E16]*1.25^7; IF([.E16]*1.25^8 &gt; [.F16]; [.E16]*1.25^8; IF([.E16]*1.25^9 &gt; [.F16]; [.E16]*1.25^9; [.E16]*1.25^10)))))))));IF(1.25 &gt; [.F16]-[.E16];1.25; IF(1.25^2 &gt; [.F16]-[.E16];1.25^2; IF(1.25^3 &gt; [.F16]-[.E16];1.25^3; IF(1.25^4 &gt; [.F16]-[.E16];1.25^4; IF(1.25^5 &gt; [.F16]-[.E16];1.25^5; IF(1.25^6 &gt; [.F16]-[.E16];1.25^6; IF(1.25^7 &gt; [.F16]-[.E16]; 1.25^7; IF(1.25^8 &gt; [.F16]-[.E16]; 1.25^8; IF(1.25^9 &gt; [.F16]-[.E16]; 1.25^9; IF(1.25^10 &gt; [.F16]-[.E16]; 1.25^10; IF(1.25^11 &gt; [.F16]-[.E16]; 1.25^11; IF(1.25^12 &gt; [.F16]-[.E16]; 1.25^12; IF(1.25^13 &gt; [.F16]-[.E16]; 1.25^13; IF(1.25^14 &gt; [.F16]-[.E16]; 1.25^14; IF(1.25^15 &gt; [.F16]-[.E16]; 1.25^15; IF(1.25^16 &gt; [.F16]-[.E16]; 1.25^16; IF(1.25^17 &gt; [.F16]-[.E16]; 1.25^17; IF(1.25^18 &gt; [.F16]-[.E16]; 1.25^18; IF(1.25^19 &gt; [.F16]-[.E16]; 1.25^19; 1.25^20))))))))))))))))))))" office:value-type="float" office:value="33.8125" calcext:value-type="float">
            <text:p>33.813</text:p>
          </table:table-cell>
          <table:table-cell table:style-name="ce141" table:formula="of:=IF([.F16]&lt;[.E16]*1.25; 0; [.I16]/1.25*0.92)" office:value-type="float" office:value="0" calcext:value-type="float">
            <text:p>0.000</text:p>
          </table:table-cell>
          <table:table-cell table:style-name="ce189" office:value-type="float" office:value="0" calcext:value-type="float">
            <text:p>0.000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2">
            <text:p>电子</text:p>
          </table:table-cell>
          <table:table-cell table:style-name="ce19" office:value-type="percentage" office:value="0.0376" calcext:value-type="percentage" table:number-columns-spanned="1" table:number-rows-spanned="2">
            <text:p>3.76%</text:p>
          </table:table-cell>
          <table:table-cell office:value-type="string" calcext:value-type="string">
            <text:p>北京君正DXN1</text:p>
          </table:table-cell>
          <table:table-cell office:value-type="percentage" office:value="0.0147" calcext:value-type="percentage">
            <text:p>1.47%</text:p>
          </table:table-cell>
          <table:table-cell office:value-type="float" office:value="-3.97" calcext:value-type="float">
            <text:p>-3.970</text:p>
          </table:table-cell>
          <table:table-cell office:value-type="float" office:value="18.74" calcext:value-type="float">
            <text:p>18.740</text:p>
          </table:table-cell>
          <table:table-cell office:value-type="percentage" office:value="0.0624" calcext:value-type="percentage">
            <text:p>6.24%</text:p>
          </table:table-cell>
          <table:table-cell table:style-name="ce46" table:formula="of:=IF([.E17]&gt;0;[.F17]/[.E17]-1.0014;([.F17]-[.E17]))" office:value-type="percentage" office:value="22.71" calcext:value-type="percentage">
            <text:p>2271.00%</text:p>
          </table:table-cell>
          <table:table-cell table:style-name="ce75" table:formula="of:=IF([.E17]&gt;0; IF([.E17]*1.25 &gt; [.F17];[.E17]*1.25; IF([.E17]*1.25^2 &gt; [.F17];[.E17]*1.25^2; IF([.E17]*1.25^3 &gt; [.F17];[.E17]*1.25^3; IF([.E17]*1.25^4 &gt; [.F17];[.E17]*1.25^4; IF([.E17]*1.25^5 &gt; [.F17];[.E17]*1.25^5; IF([.E17]*1.25^6 &gt; [.F17];[.E17]*1.25^6; IF([.E17]*1.25^7 &gt; [.F17]; [.E17]*1.25^7; IF([.E17]*1.25^8 &gt; [.F17]; [.E17]*1.25^8; IF([.E17]*1.25^9 &gt; [.F17]; [.E17]*1.25^9; [.E17]*1.25^10)))))))));IF(1.25 &gt; [.F17]-[.E17];1.25; IF(1.25^2 &gt; [.F17]-[.E17];1.25^2; IF(1.25^3 &gt; [.F17]-[.E17];1.25^3; IF(1.25^4 &gt; [.F17]-[.E17];1.25^4; IF(1.25^5 &gt; [.F17]-[.E17];1.25^5; IF(1.25^6 &gt; [.F17]-[.E17];1.25^6; IF(1.25^7 &gt; [.F17]-[.E17]; 1.25^7; IF(1.25^8 &gt; [.F17]-[.E17]; 1.25^8; IF(1.25^9 &gt; [.F17]-[.E17]; 1.25^9; IF(1.25^10 &gt; [.F17]-[.E17]; 1.25^10; IF(1.25^11 &gt; [.F17]-[.E17]; 1.25^11; IF(1.25^12 &gt; [.F17]-[.E17]; 1.25^12; IF(1.25^13 &gt; [.F17]-[.E17]; 1.25^13; IF(1.25^14 &gt; [.F17]-[.E17]; 1.25^14; IF(1.25^15 &gt; [.F17]-[.E17]; 1.25^15; IF(1.25^16 &gt; [.F17]-[.E17]; 1.25^16; IF(1.25^17 &gt; [.F17]-[.E17]; 1.25^17; IF(1.25^18 &gt; [.F17]-[.E17]; 1.25^18; IF(1.25^19 &gt; [.F17]-[.E17]; 1.25^19; 1.25^20))))))))))))))))))))" office:value-type="float" office:value="22.7373675443232" calcext:value-type="float">
            <text:p>22.737</text:p>
          </table:table-cell>
          <table:table-cell table:style-name="ce144" table:formula="of:=IF([.F17]&lt;[.E17]*1.25; 0; [.I17]/1.25*0.92)" office:value-type="float" office:value="16.7347025126219" calcext:value-type="float">
            <text:p>16.735</text:p>
          </table:table-cell>
          <table:table-cell table:style-name="ce190" office:value-type="float" office:value="0" calcext:value-type="float">
            <text:p>0.000</text:p>
          </table:table-cell>
        </table:table-row>
        <table:table-row table:style-name="ro1">
          <table:covered-table-cell table:style-name="ce6"/>
          <table:covered-table-cell/>
          <table:table-cell office:value-type="string" calcext:value-type="string">
            <text:p>北京君正DXN2</text:p>
          </table:table-cell>
          <table:table-cell office:value-type="percentage" office:value="0.0229" calcext:value-type="percentage">
            <text:p>2.29%</text:p>
          </table:table-cell>
          <table:table-cell office:value-type="float" office:value="22.556" calcext:value-type="float">
            <text:p>22.556</text:p>
          </table:table-cell>
          <table:table-cell office:value-type="float" office:value="18.74" calcext:value-type="float">
            <text:p>18.740</text:p>
          </table:table-cell>
          <table:table-cell office:value-type="percentage" office:value="0.0624" calcext:value-type="percentage">
            <text:p>6.24%</text:p>
          </table:table-cell>
          <table:table-cell table:style-name="ce47" table:formula="of:=IF([.E18]&gt;0;[.F18]/[.E18]-1.0014;([.F18]-[.E18]))" office:value-type="percentage" office:value="-0.170578932434829" calcext:value-type="percentage">
            <text:p>-17.06%</text:p>
          </table:table-cell>
          <table:table-cell table:style-name="ce78" table:formula="of:=IF([.E18]&gt;0; IF([.E18]*1.25 &gt; [.F18];[.E18]*1.25; IF([.E18]*1.25^2 &gt; [.F18];[.E18]*1.25^2; IF([.E18]*1.25^3 &gt; [.F18];[.E18]*1.25^3; IF([.E18]*1.25^4 &gt; [.F18];[.E18]*1.25^4; IF([.E18]*1.25^5 &gt; [.F18];[.E18]*1.25^5; IF([.E18]*1.25^6 &gt; [.F18];[.E18]*1.25^6; IF([.E18]*1.25^7 &gt; [.F18]; [.E18]*1.25^7; IF([.E18]*1.25^8 &gt; [.F18]; [.E18]*1.25^8; IF([.E18]*1.25^9 &gt; [.F18]; [.E18]*1.25^9; [.E18]*1.25^10)))))))));IF(1.25 &gt; [.F18]-[.E18];1.25; IF(1.25^2 &gt; [.F18]-[.E18];1.25^2; IF(1.25^3 &gt; [.F18]-[.E18];1.25^3; IF(1.25^4 &gt; [.F18]-[.E18];1.25^4; IF(1.25^5 &gt; [.F18]-[.E18];1.25^5; IF(1.25^6 &gt; [.F18]-[.E18];1.25^6; IF(1.25^7 &gt; [.F18]-[.E18]; 1.25^7; IF(1.25^8 &gt; [.F18]-[.E18]; 1.25^8; IF(1.25^9 &gt; [.F18]-[.E18]; 1.25^9; IF(1.25^10 &gt; [.F18]-[.E18]; 1.25^10; IF(1.25^11 &gt; [.F18]-[.E18]; 1.25^11; IF(1.25^12 &gt; [.F18]-[.E18]; 1.25^12; IF(1.25^13 &gt; [.F18]-[.E18]; 1.25^13; IF(1.25^14 &gt; [.F18]-[.E18]; 1.25^14; IF(1.25^15 &gt; [.F18]-[.E18]; 1.25^15; IF(1.25^16 &gt; [.F18]-[.E18]; 1.25^16; IF(1.25^17 &gt; [.F18]-[.E18]; 1.25^17; IF(1.25^18 &gt; [.F18]-[.E18]; 1.25^18; IF(1.25^19 &gt; [.F18]-[.E18]; 1.25^19; 1.25^20))))))))))))))))))))" office:value-type="float" office:value="28.195" calcext:value-type="float">
            <text:p>28.195</text:p>
          </table:table-cell>
          <table:table-cell table:style-name="ce145" table:formula="of:=IF([.F18]&lt;[.E18]*1.25; 0; [.I18]/1.25*0.92)" office:value-type="float" office:value="0" calcext:value-type="float">
            <text:p>0.000</text:p>
          </table:table-cell>
          <table:table-cell table:style-name="ce192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 table:number-columns-spanned="1" table:number-rows-spanned="2">
            <text:p>家用电器</text:p>
          </table:table-cell>
          <table:table-cell table:style-name="ce19" office:value-type="percentage" office:value="0.0334" calcext:value-type="percentage" table:number-columns-spanned="1" table:number-rows-spanned="2">
            <text:p>3.34%</text:p>
          </table:table-cell>
          <table:table-cell office:value-type="string" calcext:value-type="string">
            <text:p>格力电器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75.479" calcext:value-type="float">
            <text:p>75.479</text:p>
          </table:table-cell>
          <table:table-cell office:value-type="float" office:value="40.16" calcext:value-type="float">
            <text:p>40.160</text:p>
          </table:table-cell>
          <table:table-cell office:value-type="percentage" office:value="0.0351" calcext:value-type="percentage">
            <text:p>3.51%</text:p>
          </table:table-cell>
          <table:table-cell table:formula="of:=IF([.E19]&gt;0;[.F19]/[.E19]-1.0014;([.F19]-[.E19]))" office:value-type="percentage" office:value="-0.469331477629539" calcext:value-type="percentage">
            <text:p>-46.93%</text:p>
          </table:table-cell>
          <table:table-cell table:formula="of:=IF([.E19]&gt;0; IF([.E19]*1.25 &gt; [.F19];[.E19]*1.25; IF([.E19]*1.25^2 &gt; [.F19];[.E19]*1.25^2; IF([.E19]*1.25^3 &gt; [.F19];[.E19]*1.25^3; IF([.E19]*1.25^4 &gt; [.F19];[.E19]*1.25^4; IF([.E19]*1.25^5 &gt; [.F19];[.E19]*1.25^5; IF([.E19]*1.25^6 &gt; [.F19];[.E19]*1.25^6; IF([.E19]*1.25^7 &gt; [.F19]; [.E19]*1.25^7; IF([.E19]*1.25^8 &gt; [.F19]; [.E19]*1.25^8; IF([.E19]*1.25^9 &gt; [.F19]; [.E19]*1.25^9; [.E19]*1.25^10)))))))));IF(1.25 &gt; [.F19]-[.E19];1.25; IF(1.25^2 &gt; [.F19]-[.E19];1.25^2; IF(1.25^3 &gt; [.F19]-[.E19];1.25^3; IF(1.25^4 &gt; [.F19]-[.E19];1.25^4; IF(1.25^5 &gt; [.F19]-[.E19];1.25^5; IF(1.25^6 &gt; [.F19]-[.E19];1.25^6; IF(1.25^7 &gt; [.F19]-[.E19]; 1.25^7; IF(1.25^8 &gt; [.F19]-[.E19]; 1.25^8; IF(1.25^9 &gt; [.F19]-[.E19]; 1.25^9; IF(1.25^10 &gt; [.F19]-[.E19]; 1.25^10; IF(1.25^11 &gt; [.F19]-[.E19]; 1.25^11; IF(1.25^12 &gt; [.F19]-[.E19]; 1.25^12; IF(1.25^13 &gt; [.F19]-[.E19]; 1.25^13; IF(1.25^14 &gt; [.F19]-[.E19]; 1.25^14; IF(1.25^15 &gt; [.F19]-[.E19]; 1.25^15; IF(1.25^16 &gt; [.F19]-[.E19]; 1.25^16; IF(1.25^17 &gt; [.F19]-[.E19]; 1.25^17; IF(1.25^18 &gt; [.F19]-[.E19]; 1.25^18; IF(1.25^19 &gt; [.F19]-[.E19]; 1.25^19; 1.25^20))))))))))))))))))))" office:value-type="float" office:value="94.34875" calcext:value-type="float">
            <text:p>94.349</text:p>
          </table:table-cell>
          <table:table-cell table:style-name="ce96" table:formula="of:=IF([.F19]&lt;[.E19]*1.25; 0; [.I19]/1.25*0.92)" office:value-type="float" office:value="0" calcext:value-type="float">
            <text:p>0.000</text:p>
          </table:table-cell>
          <table:table-cell table:style-name="ce136" office:value-type="float" office:value="0" calcext:value-type="float">
            <text:p>0.000</text:p>
          </table:table-cell>
        </table:table-row>
        <table:table-row table:style-name="ro2">
          <table:covered-table-cell table:style-name="ce7"/>
          <table:covered-table-cell/>
          <table:table-cell office:value-type="string" calcext:value-type="string">
            <text:p>美的集团</text:p>
          </table:table-cell>
          <table:table-cell office:value-type="percentage" office:value="0.0301" calcext:value-type="percentage">
            <text:p>3.01%</text:p>
          </table:table-cell>
          <table:table-cell office:value-type="float" office:value="46.412" calcext:value-type="float">
            <text:p>46.412</text:p>
          </table:table-cell>
          <table:table-cell office:value-type="float" office:value="40.98" calcext:value-type="float">
            <text:p>40.980</text:p>
          </table:table-cell>
          <table:table-cell office:value-type="percentage" office:value="0.0169" calcext:value-type="percentage">
            <text:p>1.69%</text:p>
          </table:table-cell>
          <table:table-cell table:style-name="ce57" table:formula="of:=IF([.E20]&gt;0;[.F20]/[.E20]-1.0014;([.F20]-[.E20]))" office:value-type="percentage" office:value="-0.118438696888736" calcext:value-type="percentage">
            <text:p>-11.84%</text:p>
          </table:table-cell>
          <table:table-cell table:style-name="ce76" table:formula="of:=IF([.E20]&gt;0; IF([.E20]*1.25 &gt; [.F20];[.E20]*1.25; IF([.E20]*1.25^2 &gt; [.F20];[.E20]*1.25^2; IF([.E20]*1.25^3 &gt; [.F20];[.E20]*1.25^3; IF([.E20]*1.25^4 &gt; [.F20];[.E20]*1.25^4; IF([.E20]*1.25^5 &gt; [.F20];[.E20]*1.25^5; IF([.E20]*1.25^6 &gt; [.F20];[.E20]*1.25^6; IF([.E20]*1.25^7 &gt; [.F20]; [.E20]*1.25^7; IF([.E20]*1.25^8 &gt; [.F20]; [.E20]*1.25^8; IF([.E20]*1.25^9 &gt; [.F20]; [.E20]*1.25^9; [.E20]*1.25^10)))))))));IF(1.25 &gt; [.F20]-[.E20];1.25; IF(1.25^2 &gt; [.F20]-[.E20];1.25^2; IF(1.25^3 &gt; [.F20]-[.E20];1.25^3; IF(1.25^4 &gt; [.F20]-[.E20];1.25^4; IF(1.25^5 &gt; [.F20]-[.E20];1.25^5; IF(1.25^6 &gt; [.F20]-[.E20];1.25^6; IF(1.25^7 &gt; [.F20]-[.E20]; 1.25^7; IF(1.25^8 &gt; [.F20]-[.E20]; 1.25^8; IF(1.25^9 &gt; [.F20]-[.E20]; 1.25^9; IF(1.25^10 &gt; [.F20]-[.E20]; 1.25^10; IF(1.25^11 &gt; [.F20]-[.E20]; 1.25^11; IF(1.25^12 &gt; [.F20]-[.E20]; 1.25^12; IF(1.25^13 &gt; [.F20]-[.E20]; 1.25^13; IF(1.25^14 &gt; [.F20]-[.E20]; 1.25^14; IF(1.25^15 &gt; [.F20]-[.E20]; 1.25^15; IF(1.25^16 &gt; [.F20]-[.E20]; 1.25^16; IF(1.25^17 &gt; [.F20]-[.E20]; 1.25^17; IF(1.25^18 &gt; [.F20]-[.E20]; 1.25^18; IF(1.25^19 &gt; [.F20]-[.E20]; 1.25^19; 1.25^20))))))))))))))))))))" office:value-type="float" office:value="58.015" calcext:value-type="float">
            <text:p>58.015</text:p>
          </table:table-cell>
          <table:table-cell table:style-name="ce97" table:formula="of:=IF([.F20]&lt;[.E20]*1.25; 0; [.I20]/1.25*0.92)" office:value-type="float" office:value="0" calcext:value-type="float">
            <text:p>0.000</text:p>
          </table:table-cell>
          <table:table-cell table:style-name="ce138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钢铁</text:p>
          </table:table-cell>
          <table:table-cell table:style-name="ce19" office:value-type="percentage" office:value="0.015" calcext:value-type="percentage">
            <text:p>1.50%</text:p>
          </table:table-cell>
          <table:table-cell office:value-type="string" calcext:value-type="string">
            <text:p>西宁特钢</text:p>
          </table:table-cell>
          <table:table-cell office:value-type="percentage" office:value="0.015" calcext:value-type="percentage">
            <text:p>1.50%</text:p>
          </table:table-cell>
          <table:table-cell office:value-type="float" office:value="5.772" calcext:value-type="float">
            <text:p>5.772</text:p>
          </table:table-cell>
          <table:table-cell office:value-type="float" office:value="3.99" calcext:value-type="float">
            <text:p>3.990</text:p>
          </table:table-cell>
          <table:table-cell office:value-type="percentage" office:value="-0.0316" calcext:value-type="percentage">
            <text:p>-3.16%</text:p>
          </table:table-cell>
          <table:table-cell table:style-name="ce50" table:formula="of:=IF([.E21]&gt;0;[.F21]/[.E21]-1.0014;([.F21]-[.E21]))" office:value-type="percentage" office:value="-0.310131808731809" calcext:value-type="percentage">
            <text:p>-31.01%</text:p>
          </table:table-cell>
          <table:table-cell table:style-name="ce81" table:formula="of:=IF([.E21]&gt;0; IF([.E21]*1.25 &gt; [.F21];[.E21]*1.25; IF([.E21]*1.25^2 &gt; [.F21];[.E21]*1.25^2; IF([.E21]*1.25^3 &gt; [.F21];[.E21]*1.25^3; IF([.E21]*1.25^4 &gt; [.F21];[.E21]*1.25^4; IF([.E21]*1.25^5 &gt; [.F21];[.E21]*1.25^5; IF([.E21]*1.25^6 &gt; [.F21];[.E21]*1.25^6; IF([.E21]*1.25^7 &gt; [.F21]; [.E21]*1.25^7; IF([.E21]*1.25^8 &gt; [.F21]; [.E21]*1.25^8; IF([.E21]*1.25^9 &gt; [.F21]; [.E21]*1.25^9; [.E21]*1.25^10)))))))));IF(1.25 &gt; [.F21]-[.E21];1.25; IF(1.25^2 &gt; [.F21]-[.E21];1.25^2; IF(1.25^3 &gt; [.F21]-[.E21];1.25^3; IF(1.25^4 &gt; [.F21]-[.E21];1.25^4; IF(1.25^5 &gt; [.F21]-[.E21];1.25^5; IF(1.25^6 &gt; [.F21]-[.E21];1.25^6; IF(1.25^7 &gt; [.F21]-[.E21]; 1.25^7; IF(1.25^8 &gt; [.F21]-[.E21]; 1.25^8; IF(1.25^9 &gt; [.F21]-[.E21]; 1.25^9; IF(1.25^10 &gt; [.F21]-[.E21]; 1.25^10; IF(1.25^11 &gt; [.F21]-[.E21]; 1.25^11; IF(1.25^12 &gt; [.F21]-[.E21]; 1.25^12; IF(1.25^13 &gt; [.F21]-[.E21]; 1.25^13; IF(1.25^14 &gt; [.F21]-[.E21]; 1.25^14; IF(1.25^15 &gt; [.F21]-[.E21]; 1.25^15; IF(1.25^16 &gt; [.F21]-[.E21]; 1.25^16; IF(1.25^17 &gt; [.F21]-[.E21]; 1.25^17; IF(1.25^18 &gt; [.F21]-[.E21]; 1.25^18; IF(1.25^19 &gt; [.F21]-[.E21]; 1.25^19; 1.25^20))))))))))))))))))))" office:value-type="float" office:value="7.215" calcext:value-type="float">
            <text:p>7.215</text:p>
          </table:table-cell>
          <table:table-cell table:style-name="ce149" table:formula="of:=IF([.F21]&lt;[.E21]*1.25; 0; [.I21]/1.25*0.92)" office:value-type="float" office:value="0" calcext:value-type="float">
            <text:p>0.000</text:p>
          </table:table-cell>
          <table:table-cell table:style-name="ce194" office:value-type="float" office:value="0" calcext:value-type="float">
            <text:p>0.000</text:p>
          </table:table-cell>
        </table:table-row>
        <table:table-row table:style-name="ro2">
          <table:table-cell table:style-name="ce7" office:value-type="string" calcext:value-type="string">
            <text:p>汽车</text:p>
          </table:table-cell>
          <table:table-cell table:style-name="ce19" office:value-type="percentage" office:value="0.0169" calcext:value-type="percentage">
            <text:p>1.69%</text:p>
          </table:table-cell>
          <table:table-cell office:value-type="string" calcext:value-type="string">
            <text:p>潍柴动力</text:p>
          </table:table-cell>
          <table:table-cell office:value-type="percentage" office:value="0.0169" calcext:value-type="percentage">
            <text:p>1.69%</text:p>
          </table:table-cell>
          <table:table-cell office:value-type="float" office:value="8.572" calcext:value-type="float">
            <text:p>8.572</text:p>
          </table:table-cell>
          <table:table-cell office:value-type="float" office:value="7.69" calcext:value-type="float">
            <text:p>7.690</text:p>
          </table:table-cell>
          <table:table-cell office:value-type="percentage" office:value="-0.009" calcext:value-type="percentage">
            <text:p>-0.90%</text:p>
          </table:table-cell>
          <table:table-cell table:style-name="ce58" table:formula="of:=IF([.E22]&gt;0;[.F22]/[.E22]-1.0014;([.F22]-[.E22]))" office:value-type="percentage" office:value="-0.104293140457303" calcext:value-type="percentage">
            <text:p>-10.43%</text:p>
          </table:table-cell>
          <table:table-cell table:style-name="ce77" table:formula="of:=IF([.E22]&gt;0; IF([.E22]*1.25 &gt; [.F22];[.E22]*1.25; IF([.E22]*1.25^2 &gt; [.F22];[.E22]*1.25^2; IF([.E22]*1.25^3 &gt; [.F22];[.E22]*1.25^3; IF([.E22]*1.25^4 &gt; [.F22];[.E22]*1.25^4; IF([.E22]*1.25^5 &gt; [.F22];[.E22]*1.25^5; IF([.E22]*1.25^6 &gt; [.F22];[.E22]*1.25^6; IF([.E22]*1.25^7 &gt; [.F22]; [.E22]*1.25^7; IF([.E22]*1.25^8 &gt; [.F22]; [.E22]*1.25^8; IF([.E22]*1.25^9 &gt; [.F22]; [.E22]*1.25^9; [.E22]*1.25^10)))))))));IF(1.25 &gt; [.F22]-[.E22];1.25; IF(1.25^2 &gt; [.F22]-[.E22];1.25^2; IF(1.25^3 &gt; [.F22]-[.E22];1.25^3; IF(1.25^4 &gt; [.F22]-[.E22];1.25^4; IF(1.25^5 &gt; [.F22]-[.E22];1.25^5; IF(1.25^6 &gt; [.F22]-[.E22];1.25^6; IF(1.25^7 &gt; [.F22]-[.E22]; 1.25^7; IF(1.25^8 &gt; [.F22]-[.E22]; 1.25^8; IF(1.25^9 &gt; [.F22]-[.E22]; 1.25^9; IF(1.25^10 &gt; [.F22]-[.E22]; 1.25^10; IF(1.25^11 &gt; [.F22]-[.E22]; 1.25^11; IF(1.25^12 &gt; [.F22]-[.E22]; 1.25^12; IF(1.25^13 &gt; [.F22]-[.E22]; 1.25^13; IF(1.25^14 &gt; [.F22]-[.E22]; 1.25^14; IF(1.25^15 &gt; [.F22]-[.E22]; 1.25^15; IF(1.25^16 &gt; [.F22]-[.E22]; 1.25^16; IF(1.25^17 &gt; [.F22]-[.E22]; 1.25^17; IF(1.25^18 &gt; [.F22]-[.E22]; 1.25^18; IF(1.25^19 &gt; [.F22]-[.E22]; 1.25^19; 1.25^20))))))))))))))))))))" office:value-type="float" office:value="10.715" calcext:value-type="float">
            <text:p>10.715</text:p>
          </table:table-cell>
          <table:table-cell table:style-name="ce98" table:formula="of:=IF([.F22]&lt;[.E22]*1.25; 0; [.I22]/1.25*0.92)" office:value-type="float" office:value="0" calcext:value-type="float">
            <text:p>0.000</text:p>
          </table:table-cell>
          <table:table-cell table:style-name="ce142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食品饮料</text:p>
          </table:table-cell>
          <table:table-cell table:style-name="ce19" office:value-type="percentage" office:value="0.01" calcext:value-type="percentage">
            <text:p>1.00%</text:p>
          </table:table-cell>
          <table:table-cell office:value-type="string" calcext:value-type="string">
            <text:p>泸州老窖</text:p>
          </table:table-cell>
          <table:table-cell office:value-type="percentage" office:value="0.01" calcext:value-type="percentage">
            <text:p>1.00%</text:p>
          </table:table-cell>
          <table:table-cell office:value-type="float" office:value="65.767" calcext:value-type="float">
            <text:p>65.767</text:p>
          </table:table-cell>
          <table:table-cell office:value-type="float" office:value="41" calcext:value-type="float">
            <text:p>41.000</text:p>
          </table:table-cell>
          <table:table-cell office:value-type="percentage" office:value="0.0688" calcext:value-type="percentage">
            <text:p>6.88%</text:p>
          </table:table-cell>
          <table:table-cell table:style-name="ce52" table:formula="of:=IF([.E23]&gt;0;[.F23]/[.E23]-1.0014;([.F23]-[.E23]))" office:value-type="percentage" office:value="-0.377987042133593" calcext:value-type="percentage">
            <text:p>-37.80%</text:p>
          </table:table-cell>
          <table:table-cell table:style-name="ce93" table:formula="of:=IF([.E23]&gt;0; IF([.E23]*1.25 &gt; [.F23];[.E23]*1.25; IF([.E23]*1.25^2 &gt; [.F23];[.E23]*1.25^2; IF([.E23]*1.25^3 &gt; [.F23];[.E23]*1.25^3; IF([.E23]*1.25^4 &gt; [.F23];[.E23]*1.25^4; IF([.E23]*1.25^5 &gt; [.F23];[.E23]*1.25^5; IF([.E23]*1.25^6 &gt; [.F23];[.E23]*1.25^6; IF([.E23]*1.25^7 &gt; [.F23]; [.E23]*1.25^7; IF([.E23]*1.25^8 &gt; [.F23]; [.E23]*1.25^8; IF([.E23]*1.25^9 &gt; [.F23]; [.E23]*1.25^9; [.E23]*1.25^10)))))))));IF(1.25 &gt; [.F23]-[.E23];1.25; IF(1.25^2 &gt; [.F23]-[.E23];1.25^2; IF(1.25^3 &gt; [.F23]-[.E23];1.25^3; IF(1.25^4 &gt; [.F23]-[.E23];1.25^4; IF(1.25^5 &gt; [.F23]-[.E23];1.25^5; IF(1.25^6 &gt; [.F23]-[.E23];1.25^6; IF(1.25^7 &gt; [.F23]-[.E23]; 1.25^7; IF(1.25^8 &gt; [.F23]-[.E23]; 1.25^8; IF(1.25^9 &gt; [.F23]-[.E23]; 1.25^9; IF(1.25^10 &gt; [.F23]-[.E23]; 1.25^10; IF(1.25^11 &gt; [.F23]-[.E23]; 1.25^11; IF(1.25^12 &gt; [.F23]-[.E23]; 1.25^12; IF(1.25^13 &gt; [.F23]-[.E23]; 1.25^13; IF(1.25^14 &gt; [.F23]-[.E23]; 1.25^14; IF(1.25^15 &gt; [.F23]-[.E23]; 1.25^15; IF(1.25^16 &gt; [.F23]-[.E23]; 1.25^16; IF(1.25^17 &gt; [.F23]-[.E23]; 1.25^17; IF(1.25^18 &gt; [.F23]-[.E23]; 1.25^18; IF(1.25^19 &gt; [.F23]-[.E23]; 1.25^19; 1.25^20))))))))))))))))))))" office:value-type="float" office:value="82.20875" calcext:value-type="float">
            <text:p>82.209</text:p>
          </table:table-cell>
          <table:table-cell table:style-name="ce152" table:formula="of:=IF([.F23]&lt;[.E23]*1.25; 0; [.I23]/1.25*0.92)" office:value-type="float" office:value="0" calcext:value-type="float">
            <text:p>0.000</text:p>
          </table:table-cell>
          <table:table-cell table:style-name="ce196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黄金及贵金属</text:p>
          </table:table-cell>
          <table:table-cell table:style-name="ce19" office:value-type="percentage" office:value="0.008" calcext:value-type="percentage">
            <text:p>0.80%</text:p>
          </table:table-cell>
          <table:table-cell office:value-type="string" calcext:value-type="string">
            <text:p>中国黄金国际</text:p>
          </table:table-cell>
          <table:table-cell office:value-type="percentage" office:value="0.008" calcext:value-type="percentage">
            <text:p>0.80%</text:p>
          </table:table-cell>
          <table:table-cell office:value-type="float" office:value="2.15" calcext:value-type="float">
            <text:p>2.150</text:p>
          </table:table-cell>
          <table:table-cell office:value-type="float" office:value="11.12" calcext:value-type="float">
            <text:p>11.120</text:p>
          </table:table-cell>
          <table:table-cell table:style-name="ce44" office:value-type="percentage" office:value="0.0296" calcext:value-type="percentage">
            <text:p>2.96%</text:p>
          </table:table-cell>
          <table:table-cell table:style-name="ce53" table:formula="of:=IF([.E24]&gt;0;[.F24]/[.E24]-1.0014;([.F24]-[.E24]))" office:value-type="percentage" office:value="4.17069302325581" calcext:value-type="percentage">
            <text:p>417.07%</text:p>
          </table:table-cell>
          <table:table-cell table:style-name="ce95" table:formula="of:=IF([.E24]&gt;0; IF([.E24]*1.25 &gt; [.F24];[.E24]*1.25; IF([.E24]*1.25^2 &gt; [.F24];[.E24]*1.25^2; IF([.E24]*1.25^3 &gt; [.F24];[.E24]*1.25^3; IF([.E24]*1.25^4 &gt; [.F24];[.E24]*1.25^4; IF([.E24]*1.25^5 &gt; [.F24];[.E24]*1.25^5; IF([.E24]*1.25^6 &gt; [.F24];[.E24]*1.25^6; IF([.E24]*1.25^7 &gt; [.F24]; [.E24]*1.25^7; IF([.E24]*1.25^8 &gt; [.F24]; [.E24]*1.25^8; IF([.E24]*1.25^9 &gt; [.F24]; [.E24]*1.25^9; [.E24]*1.25^10)))))))));IF(1.25 &gt; [.F24]-[.E24];1.25; IF(1.25^2 &gt; [.F24]-[.E24];1.25^2; IF(1.25^3 &gt; [.F24]-[.E24];1.25^3; IF(1.25^4 &gt; [.F24]-[.E24];1.25^4; IF(1.25^5 &gt; [.F24]-[.E24];1.25^5; IF(1.25^6 &gt; [.F24]-[.E24];1.25^6; IF(1.25^7 &gt; [.F24]-[.E24]; 1.25^7; IF(1.25^8 &gt; [.F24]-[.E24]; 1.25^8; IF(1.25^9 &gt; [.F24]-[.E24]; 1.25^9; IF(1.25^10 &gt; [.F24]-[.E24]; 1.25^10; IF(1.25^11 &gt; [.F24]-[.E24]; 1.25^11; IF(1.25^12 &gt; [.F24]-[.E24]; 1.25^12; IF(1.25^13 &gt; [.F24]-[.E24]; 1.25^13; IF(1.25^14 &gt; [.F24]-[.E24]; 1.25^14; IF(1.25^15 &gt; [.F24]-[.E24]; 1.25^15; IF(1.25^16 &gt; [.F24]-[.E24]; 1.25^16; IF(1.25^17 &gt; [.F24]-[.E24]; 1.25^17; IF(1.25^18 &gt; [.F24]-[.E24]; 1.25^18; IF(1.25^19 &gt; [.F24]-[.E24]; 1.25^19; 1.25^20))))))))))))))))))))" office:value-type="float" office:value="12.814998626709" calcext:value-type="float">
            <text:p>12.815</text:p>
          </table:table-cell>
          <table:table-cell table:style-name="ce156" table:formula="of:=IF([.F24]&lt;[.E24]*1.25; 0; [.I24]/1.25*0.92)" office:value-type="float" office:value="9.43183898925781" calcext:value-type="float">
            <text:p>9.432</text:p>
          </table:table-cell>
          <table:table-cell table:style-name="ce197" office:value-type="float" office:value="0" calcext:value-type="float">
            <text:p>0.000</text:p>
          </table:table-cell>
        </table:table-row>
        <table:table-row table:style-name="ro2">
          <table:table-cell table:style-name="ce9" office:value-type="string" calcext:value-type="string" table:number-columns-spanned="1" table:number-rows-spanned="3">
            <text:p>其他</text:p>
          </table:table-cell>
          <table:table-cell table:style-name="ce19" office:value-type="percentage" office:value="0.0075" calcext:value-type="percentage" table:number-columns-spanned="1" table:number-rows-spanned="3">
            <text:p>0.75%</text:p>
          </table:table-cell>
          <table:table-cell office:value-type="string" calcext:value-type="string">
            <text:p><text:s/>江银转债</text:p>
          </table:table-cell>
          <table:table-cell office:value-type="percentage" office:value="0.0034" calcext:value-type="percentage">
            <text:p>0.34%</text:p>
          </table:table-cell>
          <table:table-cell office:value-type="float" office:value="100" calcext:value-type="float">
            <text:p>100.000</text:p>
          </table:table-cell>
          <table:table-cell office:value-type="float" office:value="104.2" calcext:value-type="float">
            <text:p>104.200</text:p>
          </table:table-cell>
          <table:table-cell office:value-type="percentage" office:value="0.0378" calcext:value-type="percentage">
            <text:p>3.78%</text:p>
          </table:table-cell>
          <table:table-cell table:formula="of:=IF([.E25]&gt;0;[.F25]/[.E25]-1.0014;([.F25]-[.E25]))" office:value-type="percentage" office:value="0.0406" calcext:value-type="percentage">
            <text:p>4.06%</text:p>
          </table:table-cell>
          <table:table-cell table:formula="of:=IF([.E25]&gt;0; IF([.E25]*1.25 &gt; [.F25];[.E25]*1.25; IF([.E25]*1.25^2 &gt; [.F25];[.E25]*1.25^2; IF([.E25]*1.25^3 &gt; [.F25];[.E25]*1.25^3; IF([.E25]*1.25^4 &gt; [.F25];[.E25]*1.25^4; IF([.E25]*1.25^5 &gt; [.F25];[.E25]*1.25^5; IF([.E25]*1.25^6 &gt; [.F25];[.E25]*1.25^6; IF([.E25]*1.25^7 &gt; [.F25]; [.E25]*1.25^7; IF([.E25]*1.25^8 &gt; [.F25]; [.E25]*1.25^8; IF([.E25]*1.25^9 &gt; [.F25]; [.E25]*1.25^9; [.E25]*1.25^10)))))))));IF(1.25 &gt; [.F25]-[.E25];1.25; IF(1.25^2 &gt; [.F25]-[.E25];1.25^2; IF(1.25^3 &gt; [.F25]-[.E25];1.25^3; IF(1.25^4 &gt; [.F25]-[.E25];1.25^4; IF(1.25^5 &gt; [.F25]-[.E25];1.25^5; IF(1.25^6 &gt; [.F25]-[.E25];1.25^6; IF(1.25^7 &gt; [.F25]-[.E25]; 1.25^7; IF(1.25^8 &gt; [.F25]-[.E25]; 1.25^8; IF(1.25^9 &gt; [.F25]-[.E25]; 1.25^9; IF(1.25^10 &gt; [.F25]-[.E25]; 1.25^10; IF(1.25^11 &gt; [.F25]-[.E25]; 1.25^11; IF(1.25^12 &gt; [.F25]-[.E25]; 1.25^12; IF(1.25^13 &gt; [.F25]-[.E25]; 1.25^13; IF(1.25^14 &gt; [.F25]-[.E25]; 1.25^14; IF(1.25^15 &gt; [.F25]-[.E25]; 1.25^15; IF(1.25^16 &gt; [.F25]-[.E25]; 1.25^16; IF(1.25^17 &gt; [.F25]-[.E25]; 1.25^17; IF(1.25^18 &gt; [.F25]-[.E25]; 1.25^18; IF(1.25^19 &gt; [.F25]-[.E25]; 1.25^19; 1.25^20))))))))))))))))))))" office:value-type="float" office:value="125" calcext:value-type="float">
            <text:p>125.000</text:p>
          </table:table-cell>
          <table:table-cell table:style-name="ce101" table:formula="of:=IF([.F25]&lt;[.E25]*1.25; 0; [.I25]/1.25*0.92)" office:value-type="float" office:value="0" calcext:value-type="float">
            <text:p>0.000</text:p>
          </table:table-cell>
          <table:table-cell table:style-name="ce151" office:value-type="float" office:value="0" calcext:value-type="float">
            <text:p>0.000</text:p>
          </table:table-cell>
        </table:table-row>
        <table:table-row table:style-name="ro2">
          <table:covered-table-cell table:style-name="ce9"/>
          <table:covered-table-cell/>
          <table:table-cell office:value-type="string" calcext:value-type="string">
            <text:p>无锡转债</text:p>
          </table:table-cell>
          <table:table-cell office:value-type="percentage" office:value="0.0033" calcext:value-type="percentage">
            <text:p>0.33%</text:p>
          </table:table-cell>
          <table:table-cell office:value-type="float" office:value="100" calcext:value-type="float">
            <text:p>100.000</text:p>
          </table:table-cell>
          <table:table-cell office:value-type="float" office:value="99.88" calcext:value-type="float">
            <text:p>99.880</text:p>
          </table:table-cell>
          <table:table-cell office:value-type="percentage" office:value="0.0195" calcext:value-type="percentage">
            <text:p>1.95%</text:p>
          </table:table-cell>
          <table:table-cell table:formula="of:=IF([.E26]&gt;0;[.F26]/[.E26]-1.0014;([.F26]-[.E26]))" office:value-type="percentage" office:value="-0.00260000000000016" calcext:value-type="percentage">
            <text:p>-0.26%</text:p>
          </table:table-cell>
          <table:table-cell table:formula="of:=IF([.E26]&gt;0; IF([.E26]*1.25 &gt; [.F26];[.E26]*1.25; IF([.E26]*1.25^2 &gt; [.F26];[.E26]*1.25^2; IF([.E26]*1.25^3 &gt; [.F26];[.E26]*1.25^3; IF([.E26]*1.25^4 &gt; [.F26];[.E26]*1.25^4; IF([.E26]*1.25^5 &gt; [.F26];[.E26]*1.25^5; IF([.E26]*1.25^6 &gt; [.F26];[.E26]*1.25^6; IF([.E26]*1.25^7 &gt; [.F26]; [.E26]*1.25^7; IF([.E26]*1.25^8 &gt; [.F26]; [.E26]*1.25^8; IF([.E26]*1.25^9 &gt; [.F26]; [.E26]*1.25^9; [.E26]*1.25^10)))))))));IF(1.25 &gt; [.F26]-[.E26];1.25; IF(1.25^2 &gt; [.F26]-[.E26];1.25^2; IF(1.25^3 &gt; [.F26]-[.E26];1.25^3; IF(1.25^4 &gt; [.F26]-[.E26];1.25^4; IF(1.25^5 &gt; [.F26]-[.E26];1.25^5; IF(1.25^6 &gt; [.F26]-[.E26];1.25^6; IF(1.25^7 &gt; [.F26]-[.E26]; 1.25^7; IF(1.25^8 &gt; [.F26]-[.E26]; 1.25^8; IF(1.25^9 &gt; [.F26]-[.E26]; 1.25^9; IF(1.25^10 &gt; [.F26]-[.E26]; 1.25^10; IF(1.25^11 &gt; [.F26]-[.E26]; 1.25^11; IF(1.25^12 &gt; [.F26]-[.E26]; 1.25^12; IF(1.25^13 &gt; [.F26]-[.E26]; 1.25^13; IF(1.25^14 &gt; [.F26]-[.E26]; 1.25^14; IF(1.25^15 &gt; [.F26]-[.E26]; 1.25^15; IF(1.25^16 &gt; [.F26]-[.E26]; 1.25^16; IF(1.25^17 &gt; [.F26]-[.E26]; 1.25^17; IF(1.25^18 &gt; [.F26]-[.E26]; 1.25^18; IF(1.25^19 &gt; [.F26]-[.E26]; 1.25^19; 1.25^20))))))))))))))))))))" office:value-type="float" office:value="125" calcext:value-type="float">
            <text:p>125.000</text:p>
          </table:table-cell>
          <table:table-cell table:style-name="ce102" table:formula="of:=IF([.F26]&lt;[.E26]*1.25; 0; [.I26]/1.25*0.92)" office:value-type="float" office:value="0" calcext:value-type="float">
            <text:p>0.000</text:p>
          </table:table-cell>
          <table:table-cell table:style-name="ce153" office:value-type="float" office:value="0" calcext:value-type="float">
            <text:p>0.000</text:p>
          </table:table-cell>
        </table:table-row>
        <table:table-row table:style-name="ro3">
          <table:covered-table-cell table:number-columns-repeated="2" table:style-name="ce15"/>
          <table:table-cell office:value-type="string" calcext:value-type="string">
            <text:p>久立转2</text:p>
          </table:table-cell>
          <table:table-cell office:value-type="percentage" office:value="0.0008" calcext:value-type="percentage">
            <text:p>0.08%</text:p>
          </table:table-cell>
          <table:table-cell office:value-type="float" office:value="100" calcext:value-type="float">
            <text:p>100.000</text:p>
          </table:table-cell>
          <table:table-cell office:value-type="float" office:value="96.8" calcext:value-type="float">
            <text:p>96.800</text:p>
          </table:table-cell>
          <table:table-cell office:value-type="percentage" office:value="0.0136" calcext:value-type="percentage">
            <text:p>1.36%</text:p>
          </table:table-cell>
          <table:table-cell table:formula="of:=IF([.E27]&gt;0;[.F27]/[.E27]-1.0014;([.F27]-[.E27]))" office:value-type="percentage" office:value="-0.0334000000000001" calcext:value-type="percentage">
            <text:p>-3.34%</text:p>
          </table:table-cell>
          <table:table-cell table:formula="of:=IF([.E27]&gt;0; IF([.E27]*1.25 &gt; [.F27];[.E27]*1.25; IF([.E27]*1.25^2 &gt; [.F27];[.E27]*1.25^2; IF([.E27]*1.25^3 &gt; [.F27];[.E27]*1.25^3; IF([.E27]*1.25^4 &gt; [.F27];[.E27]*1.25^4; IF([.E27]*1.25^5 &gt; [.F27];[.E27]*1.25^5; IF([.E27]*1.25^6 &gt; [.F27];[.E27]*1.25^6; IF([.E27]*1.25^7 &gt; [.F27]; [.E27]*1.25^7; IF([.E27]*1.25^8 &gt; [.F27]; [.E27]*1.25^8; IF([.E27]*1.25^9 &gt; [.F27]; [.E27]*1.25^9; [.E27]*1.25^10)))))))));IF(1.25 &gt; [.F27]-[.E27];1.25; IF(1.25^2 &gt; [.F27]-[.E27];1.25^2; IF(1.25^3 &gt; [.F27]-[.E27];1.25^3; IF(1.25^4 &gt; [.F27]-[.E27];1.25^4; IF(1.25^5 &gt; [.F27]-[.E27];1.25^5; IF(1.25^6 &gt; [.F27]-[.E27];1.25^6; IF(1.25^7 &gt; [.F27]-[.E27]; 1.25^7; IF(1.25^8 &gt; [.F27]-[.E27]; 1.25^8; IF(1.25^9 &gt; [.F27]-[.E27]; 1.25^9; IF(1.25^10 &gt; [.F27]-[.E27]; 1.25^10; IF(1.25^11 &gt; [.F27]-[.E27]; 1.25^11; IF(1.25^12 &gt; [.F27]-[.E27]; 1.25^12; IF(1.25^13 &gt; [.F27]-[.E27]; 1.25^13; IF(1.25^14 &gt; [.F27]-[.E27]; 1.25^14; IF(1.25^15 &gt; [.F27]-[.E27]; 1.25^15; IF(1.25^16 &gt; [.F27]-[.E27]; 1.25^16; IF(1.25^17 &gt; [.F27]-[.E27]; 1.25^17; IF(1.25^18 &gt; [.F27]-[.E27]; 1.25^18; IF(1.25^19 &gt; [.F27]-[.E27]; 1.25^19; 1.25^20))))))))))))))))))))" office:value-type="float" office:value="125" calcext:value-type="float">
            <text:p>125.000</text:p>
          </table:table-cell>
          <table:table-cell table:style-name="ce104" table:formula="of:=IF([.F27]&lt;[.E27]*1.25; 0; [.I27]/1.25*0.92)" office:value-type="float" office:value="0" calcext:value-type="float">
            <text:p>0.000</text:p>
          </table:table-cell>
          <table:table-cell table:style-name="ce154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美元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2">
          <table:table-cell office:value-type="string" calcext:value-type="string">
            <text:p>净值</text:p>
          </table:table-cell>
          <table:table-cell table:style-name="ce16" office:value-type="float" office:value="1.073" calcext:value-type="float" table:number-columns-spanned="4" table:number-rows-spanned="1">
            <text:p>1.073</text:p>
          </table:table-cell>
          <table:covered-table-cell table:number-columns-repeated="3" table:style-name="Default"/>
          <table:table-cell table:style-name="ce1" office:value-type="string" calcext:value-type="string">
            <text:p>周涨幅</text:p>
          </table:table-cell>
          <table:table-cell table:style-name="ce35" office:value-type="percentage" office:value="0.0773" calcext:value-type="percentage" table:number-columns-spanned="5" table:number-rows-spanned="1">
            <text:p>7.73%</text:p>
          </table:table-cell>
          <table:covered-table-cell table:number-columns-repeated="2" table:style-name="Default"/>
          <table:covered-table-cell table:number-columns-repeated="2"/>
        </table:table-row>
        <table:table-row table:style-name="ro3">
          <table:table-cell table:style-name="ce6" office:value-type="string" calcext:value-type="string">
            <text:p>行业hhh</text:p>
          </table:table-cell>
          <table:table-cell table:style-name="ce6" office:value-type="string" calcext:value-type="string">
            <text:p>行业占比hhh</text:p>
          </table:table-cell>
          <table:table-cell table:style-name="ce1" office:value-type="string" calcext:value-type="string">
            <text:p>公司hhh</text:p>
          </table:table-cell>
          <table:table-cell table:style-name="ce1" office:value-type="string" calcext:value-type="string">
            <text:p>公司占比hhh</text:p>
          </table:table-cell>
          <table:table-cell table:style-name="ce12" office:value-type="string" calcext:value-type="string">
            <text:p>成本价hhh</text:p>
          </table:table-cell>
          <table:table-cell table:style-name="ce1" office:value-type="string" calcext:value-type="string">
            <text:p>当前价hhh</text:p>
          </table:table-cell>
          <table:table-cell table:style-name="ce1" office:value-type="string" calcext:value-type="string">
            <text:p>周涨幅hhh</text:p>
          </table:table-cell>
          <table:table-cell table:style-name="ce1" office:value-type="string" calcext:value-type="string">
            <text:p>总涨幅hhh</text:p>
          </table:table-cell>
          <table:table-cell table:style-name="Default" office:value-type="string" calcext:value-type="string">
            <text:p>下一阶梯hhh</text:p>
          </table:table-cell>
          <table:table-cell office:value-type="string" calcext:value-type="string">
            <text:p>浮动止损价hhh</text:p>
          </table:table-cell>
          <table:table-cell table:style-name="ce1" office:value-type="string" calcext:value-type="string">
            <text:p>止损价hhh</text:p>
          </table:table-cell>
        </table:table-row>
        <table:table-row table:style-name="ro2">
          <table:table-cell table:style-name="ce6" office:value-type="string" calcext:value-type="string" table:number-columns-spanned="1" table:number-rows-spanned="3">
            <text:p>电商</text:p>
          </table:table-cell>
          <table:table-cell table:style-name="ce19" office:value-type="percentage" office:value="0.0904" calcext:value-type="percentage" table:number-columns-spanned="1" table:number-rows-spanned="3">
            <text:p>9.04%</text:p>
          </table:table-cell>
          <table:table-cell table:style-name="ce22" office:value-type="string" calcext:value-type="string">
            <text:p>聚美优品</text:p>
          </table:table-cell>
          <table:table-cell office:value-type="percentage" office:value="0.0545" calcext:value-type="percentage">
            <text:p>5.45%</text:p>
          </table:table-cell>
          <table:table-cell table:style-name="ce39" office:value-type="float" office:value="2.7186" calcext:value-type="float">
            <text:p>2.7186</text:p>
          </table:table-cell>
          <table:table-cell table:style-name="ce39" office:value-type="float" office:value="2.13" calcext:value-type="float">
            <text:p>2.1300</text:p>
          </table:table-cell>
          <table:table-cell office:value-type="percentage" office:value="0.1514" calcext:value-type="percentage">
            <text:p>15.14%</text:p>
          </table:table-cell>
          <table:table-cell table:style-name="ce67" table:formula="of:=IF([.E31]&gt;0;[.F31]/[.E31]-1.0014;([.F31]-[.E31]))" office:value-type="percentage" office:value="-0.217908497020525" calcext:value-type="percentage">
            <text:p>-21.79%</text:p>
          </table:table-cell>
          <table:table-cell table:style-name="ce83" table:formula="of:=IF([.E31]&gt;0; IF([.E31]*1.25 &gt; [.F31];[.E31]*1.25; IF([.E31]*1.25^2 &gt; [.F31];[.E31]*1.25^2; IF([.E31]*1.25^3 &gt; [.F31];[.E31]*1.25^3; IF([.E31]*1.25^4 &gt; [.F31];[.E31]*1.25^4; IF([.E31]*1.25^5 &gt; [.F31];[.E31]*1.25^5; IF([.E31]*1.25^6 &gt; [.F31];[.E31]*1.25^6; IF([.E31]*1.25^7 &gt; [.F31]; [.E31]*1.25^7; IF([.E31]*1.25^8 &gt; [.F31]; [.E31]*1.25^8; IF([.E31]*1.25^9 &gt; [.F31]; [.E31]*1.25^9; [.E31]*1.25^10)))))))));IF(1.25 &gt; [.F31]-[.E31];1.25; IF(1.25^2 &gt; [.F31]-[.E31];1.25^2; IF(1.25^3 &gt; [.F31]-[.E31];1.25^3; IF(1.25^4 &gt; [.F31]-[.E31];1.25^4; IF(1.25^5 &gt; [.F31]-[.E31];1.25^5; IF(1.25^6 &gt; [.F31]-[.E31];1.25^6; IF(1.25^7 &gt; [.F31]-[.E31]; 1.25^7; IF(1.25^8 &gt; [.F31]-[.E31]; 1.25^8; IF(1.25^9 &gt; [.F31]-[.E31]; 1.25^9; IF(1.25^10 &gt; [.F31]-[.E31]; 1.25^10; IF(1.25^11 &gt; [.F31]-[.E31]; 1.25^11; IF(1.25^12 &gt; [.F31]-[.E31]; 1.25^12; IF(1.25^13 &gt; [.F31]-[.E31]; 1.25^13; IF(1.25^14 &gt; [.F31]-[.E31]; 1.25^14; IF(1.25^15 &gt; [.F31]-[.E31]; 1.25^15; IF(1.25^16 &gt; [.F31]-[.E31]; 1.25^16; IF(1.25^17 &gt; [.F31]-[.E31]; 1.25^17; IF(1.25^18 &gt; [.F31]-[.E31]; 1.25^18; IF(1.25^19 &gt; [.F31]-[.E31]; 1.25^19; 1.25^20))))))))))))))))))))" office:value-type="float" office:value="3.39825" calcext:value-type="float">
            <text:p>3.398</text:p>
          </table:table-cell>
          <table:table-cell table:style-name="ce115" table:formula="of:=IF([.F31]&lt;[.E31]*1.25; 0; [.I31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京东</text:p>
          </table:table-cell>
          <table:table-cell office:value-type="percentage" office:value="0.0135" calcext:value-type="percentage">
            <text:p>1.35%</text:p>
          </table:table-cell>
          <table:table-cell table:style-name="ce39" office:value-type="float" office:value="40.095" calcext:value-type="float">
            <text:p>40.0950</text:p>
          </table:table-cell>
          <table:table-cell table:style-name="ce39" office:value-type="float" office:value="24.05" calcext:value-type="float">
            <text:p>24.0500</text:p>
          </table:table-cell>
          <table:table-cell office:value-type="percentage" office:value="0.0651" calcext:value-type="percentage">
            <text:p>6.51%</text:p>
          </table:table-cell>
          <table:table-cell table:style-name="ce68" table:formula="of:=IF([.E32]&gt;0;[.F32]/[.E32]-1.0014;([.F32]-[.E32]))" office:value-type="percentage" office:value="-0.401574585359771" calcext:value-type="percentage">
            <text:p>-40.16%</text:p>
          </table:table-cell>
          <table:table-cell table:style-name="ce84" table:formula="of:=IF([.E32]&gt;0; IF([.E32]*1.25 &gt; [.F32];[.E32]*1.25; IF([.E32]*1.25^2 &gt; [.F32];[.E32]*1.25^2; IF([.E32]*1.25^3 &gt; [.F32];[.E32]*1.25^3; IF([.E32]*1.25^4 &gt; [.F32];[.E32]*1.25^4; IF([.E32]*1.25^5 &gt; [.F32];[.E32]*1.25^5; IF([.E32]*1.25^6 &gt; [.F32];[.E32]*1.25^6; IF([.E32]*1.25^7 &gt; [.F32]; [.E32]*1.25^7; IF([.E32]*1.25^8 &gt; [.F32]; [.E32]*1.25^8; IF([.E32]*1.25^9 &gt; [.F32]; [.E32]*1.25^9; [.E32]*1.25^10)))))))));IF(1.25 &gt; [.F32]-[.E32];1.25; IF(1.25^2 &gt; [.F32]-[.E32];1.25^2; IF(1.25^3 &gt; [.F32]-[.E32];1.25^3; IF(1.25^4 &gt; [.F32]-[.E32];1.25^4; IF(1.25^5 &gt; [.F32]-[.E32];1.25^5; IF(1.25^6 &gt; [.F32]-[.E32];1.25^6; IF(1.25^7 &gt; [.F32]-[.E32]; 1.25^7; IF(1.25^8 &gt; [.F32]-[.E32]; 1.25^8; IF(1.25^9 &gt; [.F32]-[.E32]; 1.25^9; IF(1.25^10 &gt; [.F32]-[.E32]; 1.25^10; IF(1.25^11 &gt; [.F32]-[.E32]; 1.25^11; IF(1.25^12 &gt; [.F32]-[.E32]; 1.25^12; IF(1.25^13 &gt; [.F32]-[.E32]; 1.25^13; IF(1.25^14 &gt; [.F32]-[.E32]; 1.25^14; IF(1.25^15 &gt; [.F32]-[.E32]; 1.25^15; IF(1.25^16 &gt; [.F32]-[.E32]; 1.25^16; IF(1.25^17 &gt; [.F32]-[.E32]; 1.25^17; IF(1.25^18 &gt; [.F32]-[.E32]; 1.25^18; IF(1.25^19 &gt; [.F32]-[.E32]; 1.25^19; 1.25^20))))))))))))))))))))" office:value-type="float" office:value="50.11875" calcext:value-type="float">
            <text:p>50.119</text:p>
          </table:table-cell>
          <table:table-cell table:style-name="ce116" table:formula="of:=IF([.F32]&lt;[.E32]*1.25; 0; [.I32]/1.25*0.92)" office:value-type="float" office:value="0" calcext:value-type="float">
            <text:p>0.000</text:p>
          </table:table-cell>
          <table:table-cell table:style-name="ce176" office:value-type="float" office:value="0" calcext:value-type="float">
            <text:p>0.000</text:p>
          </table:table-cell>
        </table:table-row>
        <table:table-row table:style-name="ro2">
          <table:covered-table-cell table:style-name="ce6"/>
          <table:covered-table-cell/>
          <table:table-cell table:style-name="ce22" office:value-type="string" calcext:value-type="string">
            <text:p>阿里巴巴</text:p>
          </table:table-cell>
          <table:table-cell office:value-type="percentage" office:value="0.0224" calcext:value-type="percentage">
            <text:p>2.24%</text:p>
          </table:table-cell>
          <table:table-cell table:style-name="ce39" office:value-type="float" office:value="174.8351" calcext:value-type="float">
            <text:p>174.8351</text:p>
          </table:table-cell>
          <table:table-cell table:style-name="ce39" office:value-type="float" office:value="147.3" calcext:value-type="float">
            <text:p>147.3000</text:p>
          </table:table-cell>
          <table:table-cell office:value-type="percentage" office:value="0.033" calcext:value-type="percentage">
            <text:p>3.30%</text:p>
          </table:table-cell>
          <table:table-cell table:style-name="ce67" table:formula="of:=IF([.E33]&gt;0;[.F33]/[.E33]-1.0014;([.F33]-[.E33]))" office:value-type="percentage" office:value="-0.158891830873778" calcext:value-type="percentage">
            <text:p>-15.89%</text:p>
          </table:table-cell>
          <table:table-cell table:style-name="ce83" table:formula="of:=IF([.E33]&gt;0; IF([.E33]*1.25 &gt; [.F33];[.E33]*1.25; IF([.E33]*1.25^2 &gt; [.F33];[.E33]*1.25^2; IF([.E33]*1.25^3 &gt; [.F33];[.E33]*1.25^3; IF([.E33]*1.25^4 &gt; [.F33];[.E33]*1.25^4; IF([.E33]*1.25^5 &gt; [.F33];[.E33]*1.25^5; IF([.E33]*1.25^6 &gt; [.F33];[.E33]*1.25^6; IF([.E33]*1.25^7 &gt; [.F33]; [.E33]*1.25^7; IF([.E33]*1.25^8 &gt; [.F33]; [.E33]*1.25^8; IF([.E33]*1.25^9 &gt; [.F33]; [.E33]*1.25^9; [.E33]*1.25^10)))))))));IF(1.25 &gt; [.F33]-[.E33];1.25; IF(1.25^2 &gt; [.F33]-[.E33];1.25^2; IF(1.25^3 &gt; [.F33]-[.E33];1.25^3; IF(1.25^4 &gt; [.F33]-[.E33];1.25^4; IF(1.25^5 &gt; [.F33]-[.E33];1.25^5; IF(1.25^6 &gt; [.F33]-[.E33];1.25^6; IF(1.25^7 &gt; [.F33]-[.E33]; 1.25^7; IF(1.25^8 &gt; [.F33]-[.E33]; 1.25^8; IF(1.25^9 &gt; [.F33]-[.E33]; 1.25^9; IF(1.25^10 &gt; [.F33]-[.E33]; 1.25^10; IF(1.25^11 &gt; [.F33]-[.E33]; 1.25^11; IF(1.25^12 &gt; [.F33]-[.E33]; 1.25^12; IF(1.25^13 &gt; [.F33]-[.E33]; 1.25^13; IF(1.25^14 &gt; [.F33]-[.E33]; 1.25^14; IF(1.25^15 &gt; [.F33]-[.E33]; 1.25^15; IF(1.25^16 &gt; [.F33]-[.E33]; 1.25^16; IF(1.25^17 &gt; [.F33]-[.E33]; 1.25^17; IF(1.25^18 &gt; [.F33]-[.E33]; 1.25^18; IF(1.25^19 &gt; [.F33]-[.E33]; 1.25^19; 1.25^20))))))))))))))))))))" office:value-type="float" office:value="218.543875" calcext:value-type="float">
            <text:p>218.544</text:p>
          </table:table-cell>
          <table:table-cell table:style-name="ce118" table:formula="of:=IF([.F33]&lt;[.E33]*1.25; 0; [.I33]/1.25*0.92)" office:value-type="float" office:value="0" calcext:value-type="float">
            <text:p>0.000</text:p>
          </table:table-cell>
          <table:table-cell table:style-name="ce177" office:value-type="float" office:value="0" calcext:value-type="float">
            <text:p>0.000</text:p>
          </table:table-cell>
        </table:table-row>
        <table:table-row table:style-name="ro2">
          <table:table-cell office:value-type="string" calcext:value-type="string">
            <text:p>计算机及网络</text:p>
          </table:table-cell>
          <table:table-cell table:style-name="ce22" office:value-type="percentage" office:value="0.0279" calcext:value-type="percentage">
            <text:p>2.79%</text:p>
          </table:table-cell>
          <table:table-cell table:style-name="ce22" office:value-type="string" calcext:value-type="string">
            <text:p>Facebook</text:p>
          </table:table-cell>
          <table:table-cell office:value-type="percentage" office:value="0.0279" calcext:value-type="percentage">
            <text:p>2.79%</text:p>
          </table:table-cell>
          <table:table-cell table:style-name="ce39" office:value-type="float" office:value="174.8333" calcext:value-type="float">
            <text:p>174.8333</text:p>
          </table:table-cell>
          <table:table-cell table:style-name="ce39" office:value-type="float" office:value="150.35" calcext:value-type="float">
            <text:p>150.3500</text:p>
          </table:table-cell>
          <table:table-cell office:value-type="percentage" office:value="0.0343" calcext:value-type="percentage">
            <text:p>3.43%</text:p>
          </table:table-cell>
          <table:table-cell table:style-name="ce67" table:formula="of:=IF([.E34]&gt;0;[.F34]/[.E34]-1.0014;([.F34]-[.E34]))" office:value-type="percentage" office:value="-0.141437967595418" calcext:value-type="percentage">
            <text:p>-14.14%</text:p>
          </table:table-cell>
          <table:table-cell table:style-name="ce83" table:formula="of:=IF([.E34]&gt;0; IF([.E34]*1.25 &gt; [.F34];[.E34]*1.25; IF([.E34]*1.25^2 &gt; [.F34];[.E34]*1.25^2; IF([.E34]*1.25^3 &gt; [.F34];[.E34]*1.25^3; IF([.E34]*1.25^4 &gt; [.F34];[.E34]*1.25^4; IF([.E34]*1.25^5 &gt; [.F34];[.E34]*1.25^5; IF([.E34]*1.25^6 &gt; [.F34];[.E34]*1.25^6; IF([.E34]*1.25^7 &gt; [.F34]; [.E34]*1.25^7; IF([.E34]*1.25^8 &gt; [.F34]; [.E34]*1.25^8; IF([.E34]*1.25^9 &gt; [.F34]; [.E34]*1.25^9; [.E34]*1.25^10)))))))));IF(1.25 &gt; [.F34]-[.E34];1.25; IF(1.25^2 &gt; [.F34]-[.E34];1.25^2; IF(1.25^3 &gt; [.F34]-[.E34];1.25^3; IF(1.25^4 &gt; [.F34]-[.E34];1.25^4; IF(1.25^5 &gt; [.F34]-[.E34];1.25^5; IF(1.25^6 &gt; [.F34]-[.E34];1.25^6; IF(1.25^7 &gt; [.F34]-[.E34]; 1.25^7; IF(1.25^8 &gt; [.F34]-[.E34]; 1.25^8; IF(1.25^9 &gt; [.F34]-[.E34]; 1.25^9; IF(1.25^10 &gt; [.F34]-[.E34]; 1.25^10; IF(1.25^11 &gt; [.F34]-[.E34]; 1.25^11; IF(1.25^12 &gt; [.F34]-[.E34]; 1.25^12; IF(1.25^13 &gt; [.F34]-[.E34]; 1.25^13; IF(1.25^14 &gt; [.F34]-[.E34]; 1.25^14; IF(1.25^15 &gt; [.F34]-[.E34]; 1.25^15; IF(1.25^16 &gt; [.F34]-[.E34]; 1.25^16; IF(1.25^17 &gt; [.F34]-[.E34]; 1.25^17; IF(1.25^18 &gt; [.F34]-[.E34]; 1.25^18; IF(1.25^19 &gt; [.F34]-[.E34]; 1.25^19; 1.25^20))))))))))))))))))))" office:value-type="float" office:value="218.541625" calcext:value-type="float">
            <text:p>218.542</text:p>
          </table:table-cell>
          <table:table-cell table:style-name="ce120" table:formula="of:=IF([.F34]&lt;[.E34]*1.25; 0; [.I34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2">
          <table:table-cell table:style-name="ce8" office:value-type="string" calcext:value-type="string" table:number-columns-spanned="1" table:number-rows-spanned="2">
            <text:p>汽车</text:p>
          </table:table-cell>
          <table:table-cell table:style-name="ce19" office:value-type="percentage" office:value="0.0232" calcext:value-type="percentage" table:number-columns-spanned="1" table:number-rows-spanned="2">
            <text:p>2.32%</text:p>
          </table:table-cell>
          <table:table-cell table:style-name="ce29" office:value-type="string" calcext:value-type="string">
            <text:p>特斯拉</text:p>
          </table:table-cell>
          <table:table-cell office:value-type="percentage" office:value="0.0117" calcext:value-type="percentage">
            <text:p>1.17%</text:p>
          </table:table-cell>
          <table:table-cell table:style-name="ce39" office:value-type="float" office:value="337.5" calcext:value-type="float">
            <text:p>337.5000</text:p>
          </table:table-cell>
          <table:table-cell table:style-name="ce39" office:value-type="float" office:value="345.51" calcext:value-type="float">
            <text:p>345.5100</text:p>
          </table:table-cell>
          <table:table-cell office:value-type="percentage" office:value="0.0469" calcext:value-type="percentage">
            <text:p>4.69%</text:p>
          </table:table-cell>
          <table:table-cell table:style-name="ce67" table:formula="of:=IF([.E35]&gt;0;[.F35]/[.E35]-1.0014;([.F35]-[.E35]))" office:value-type="percentage" office:value="0.0223333333333333" calcext:value-type="percentage">
            <text:p>2.23%</text:p>
          </table:table-cell>
          <table:table-cell table:style-name="ce83" table:formula="of:=IF([.E35]&gt;0; IF([.E35]*1.25 &gt; [.F35];[.E35]*1.25; IF([.E35]*1.25^2 &gt; [.F35];[.E35]*1.25^2; IF([.E35]*1.25^3 &gt; [.F35];[.E35]*1.25^3; IF([.E35]*1.25^4 &gt; [.F35];[.E35]*1.25^4; IF([.E35]*1.25^5 &gt; [.F35];[.E35]*1.25^5; IF([.E35]*1.25^6 &gt; [.F35];[.E35]*1.25^6; IF([.E35]*1.25^7 &gt; [.F35]; [.E35]*1.25^7; IF([.E35]*1.25^8 &gt; [.F35]; [.E35]*1.25^8; IF([.E35]*1.25^9 &gt; [.F35]; [.E35]*1.25^9; [.E35]*1.25^10)))))))));IF(1.25 &gt; [.F35]-[.E35];1.25; IF(1.25^2 &gt; [.F35]-[.E35];1.25^2; IF(1.25^3 &gt; [.F35]-[.E35];1.25^3; IF(1.25^4 &gt; [.F35]-[.E35];1.25^4; IF(1.25^5 &gt; [.F35]-[.E35];1.25^5; IF(1.25^6 &gt; [.F35]-[.E35];1.25^6; IF(1.25^7 &gt; [.F35]-[.E35]; 1.25^7; IF(1.25^8 &gt; [.F35]-[.E35]; 1.25^8; IF(1.25^9 &gt; [.F35]-[.E35]; 1.25^9; IF(1.25^10 &gt; [.F35]-[.E35]; 1.25^10; IF(1.25^11 &gt; [.F35]-[.E35]; 1.25^11; IF(1.25^12 &gt; [.F35]-[.E35]; 1.25^12; IF(1.25^13 &gt; [.F35]-[.E35]; 1.25^13; IF(1.25^14 &gt; [.F35]-[.E35]; 1.25^14; IF(1.25^15 &gt; [.F35]-[.E35]; 1.25^15; IF(1.25^16 &gt; [.F35]-[.E35]; 1.25^16; IF(1.25^17 &gt; [.F35]-[.E35]; 1.25^17; IF(1.25^18 &gt; [.F35]-[.E35]; 1.25^18; IF(1.25^19 &gt; [.F35]-[.E35]; 1.25^19; 1.25^20))))))))))))))))))))" office:value-type="float" office:value="421.875" calcext:value-type="float">
            <text:p>421.875</text:p>
          </table:table-cell>
          <table:table-cell table:style-name="ce125" table:formula="of:=IF([.F35]&lt;[.E35]*1.25; 0; [.I35]/1.25*0.92)" office:value-type="float" office:value="0" calcext:value-type="float">
            <text:p>0.000</text:p>
          </table:table-cell>
          <table:table-cell table:style-name="ce179" office:value-type="float" office:value="0" calcext:value-type="float">
            <text:p>0.000</text:p>
          </table:table-cell>
        </table:table-row>
        <table:table-row table:style-name="ro3">
          <table:covered-table-cell table:style-name="ce11"/>
          <table:covered-table-cell table:style-name="ce22"/>
          <table:table-cell table:style-name="ce29" office:value-type="string" calcext:value-type="string">
            <text:p>长安B</text:p>
          </table:table-cell>
          <table:table-cell office:value-type="percentage" office:value="0.0115" calcext:value-type="percentage">
            <text:p>1.15%</text:p>
          </table:table-cell>
          <table:table-cell table:style-name="ce39" office:value-type="float" office:value="7.398" calcext:value-type="float">
            <text:p>7.3980</text:p>
          </table:table-cell>
          <table:table-cell table:style-name="ce39" office:value-type="float" office:value="5.35" calcext:value-type="float">
            <text:p>5.3500</text:p>
          </table:table-cell>
          <table:table-cell office:value-type="percentage" office:value="-0.029" calcext:value-type="percentage">
            <text:p>-2.90%</text:p>
          </table:table-cell>
          <table:table-cell table:style-name="ce70" table:formula="of:=IF([.E36]&gt;0;[.F36]/[.E36]-1.0014;([.F36]-[.E36]))" office:value-type="percentage" office:value="-0.278231576101649" calcext:value-type="percentage">
            <text:p>-27.82%</text:p>
          </table:table-cell>
          <table:table-cell table:style-name="ce85" table:formula="of:=IF([.E36]&gt;0; IF([.E36]*1.25 &gt; [.F36];[.E36]*1.25; IF([.E36]*1.25^2 &gt; [.F36];[.E36]*1.25^2; IF([.E36]*1.25^3 &gt; [.F36];[.E36]*1.25^3; IF([.E36]*1.25^4 &gt; [.F36];[.E36]*1.25^4; IF([.E36]*1.25^5 &gt; [.F36];[.E36]*1.25^5; IF([.E36]*1.25^6 &gt; [.F36];[.E36]*1.25^6; IF([.E36]*1.25^7 &gt; [.F36]; [.E36]*1.25^7; IF([.E36]*1.25^8 &gt; [.F36]; [.E36]*1.25^8; IF([.E36]*1.25^9 &gt; [.F36]; [.E36]*1.25^9; [.E36]*1.25^10)))))))));IF(1.25 &gt; [.F36]-[.E36];1.25; IF(1.25^2 &gt; [.F36]-[.E36];1.25^2; IF(1.25^3 &gt; [.F36]-[.E36];1.25^3; IF(1.25^4 &gt; [.F36]-[.E36];1.25^4; IF(1.25^5 &gt; [.F36]-[.E36];1.25^5; IF(1.25^6 &gt; [.F36]-[.E36];1.25^6; IF(1.25^7 &gt; [.F36]-[.E36]; 1.25^7; IF(1.25^8 &gt; [.F36]-[.E36]; 1.25^8; IF(1.25^9 &gt; [.F36]-[.E36]; 1.25^9; IF(1.25^10 &gt; [.F36]-[.E36]; 1.25^10; IF(1.25^11 &gt; [.F36]-[.E36]; 1.25^11; IF(1.25^12 &gt; [.F36]-[.E36]; 1.25^12; IF(1.25^13 &gt; [.F36]-[.E36]; 1.25^13; IF(1.25^14 &gt; [.F36]-[.E36]; 1.25^14; IF(1.25^15 &gt; [.F36]-[.E36]; 1.25^15; IF(1.25^16 &gt; [.F36]-[.E36]; 1.25^16; IF(1.25^17 &gt; [.F36]-[.E36]; 1.25^17; IF(1.25^18 &gt; [.F36]-[.E36]; 1.25^18; IF(1.25^19 &gt; [.F36]-[.E36]; 1.25^19; 1.25^20))))))))))))))))))))" office:value-type="float" office:value="9.2475" calcext:value-type="float">
            <text:p>9.248</text:p>
          </table:table-cell>
          <table:table-cell table:style-name="ce126" table:formula="of:=IF([.F36]&lt;[.E36]*1.25; 0; [.I36]/1.25*0.92)" office:value-type="float" office:value="0" calcext:value-type="float">
            <text:p>0.000</text:p>
          </table:table-cell>
          <table:table-cell table:style-name="ce181" office:value-type="float" office:value="0" calcext:value-type="float">
            <text:p>0.000</text:p>
          </table:table-cell>
        </table:table-row>
        <table:table-row table:style-name="ro3">
          <table:table-cell table:style-name="ce12" office:value-type="string" calcext:value-type="string">
            <text:p><text:s/>金融及保险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9" office:value-type="string" calcext:value-type="string">
            <text:p>沪深300ETF</text:p>
          </table:table-cell>
          <table:table-cell office:value-type="percentage" office:value="0.0203" calcext:value-type="percentage">
            <text:p>2.03%</text:p>
          </table:table-cell>
          <table:table-cell table:style-name="ce39" office:value-type="float" office:value="27.4033" calcext:value-type="float">
            <text:p>27.4033</text:p>
          </table:table-cell>
          <table:table-cell table:style-name="ce39" office:value-type="float" office:value="24.12" calcext:value-type="float">
            <text:p>24.1200</text:p>
          </table:table-cell>
          <table:table-cell office:value-type="percentage" office:value="0.0361" calcext:value-type="percentage">
            <text:p>3.61%</text:p>
          </table:table-cell>
          <table:table-cell table:style-name="ce61" table:formula="of:=IF([.E37]&gt;0;[.F37]/[.E37]-1.0014;([.F37]-[.E37]))" office:value-type="percentage" office:value="-0.121214036995544" calcext:value-type="percentage">
            <text:p>-12.12%</text:p>
          </table:table-cell>
          <table:table-cell table:style-name="ce117" table:formula="of:=IF([.E37]&gt;0; IF([.E37]*1.25 &gt; [.F37];[.E37]*1.25; IF([.E37]*1.25^2 &gt; [.F37];[.E37]*1.25^2; IF([.E37]*1.25^3 &gt; [.F37];[.E37]*1.25^3; IF([.E37]*1.25^4 &gt; [.F37];[.E37]*1.25^4; IF([.E37]*1.25^5 &gt; [.F37];[.E37]*1.25^5; IF([.E37]*1.25^6 &gt; [.F37];[.E37]*1.25^6; IF([.E37]*1.25^7 &gt; [.F37]; [.E37]*1.25^7; IF([.E37]*1.25^8 &gt; [.F37]; [.E37]*1.25^8; IF([.E37]*1.25^9 &gt; [.F37]; [.E37]*1.25^9; [.E37]*1.25^10)))))))));IF(1.25 &gt; [.F37]-[.E37];1.25; IF(1.25^2 &gt; [.F37]-[.E37];1.25^2; IF(1.25^3 &gt; [.F37]-[.E37];1.25^3; IF(1.25^4 &gt; [.F37]-[.E37];1.25^4; IF(1.25^5 &gt; [.F37]-[.E37];1.25^5; IF(1.25^6 &gt; [.F37]-[.E37];1.25^6; IF(1.25^7 &gt; [.F37]-[.E37]; 1.25^7; IF(1.25^8 &gt; [.F37]-[.E37]; 1.25^8; IF(1.25^9 &gt; [.F37]-[.E37]; 1.25^9; IF(1.25^10 &gt; [.F37]-[.E37]; 1.25^10; IF(1.25^11 &gt; [.F37]-[.E37]; 1.25^11; IF(1.25^12 &gt; [.F37]-[.E37]; 1.25^12; IF(1.25^13 &gt; [.F37]-[.E37]; 1.25^13; IF(1.25^14 &gt; [.F37]-[.E37]; 1.25^14; IF(1.25^15 &gt; [.F37]-[.E37]; 1.25^15; IF(1.25^16 &gt; [.F37]-[.E37]; 1.25^16; IF(1.25^17 &gt; [.F37]-[.E37]; 1.25^17; IF(1.25^18 &gt; [.F37]-[.E37]; 1.25^18; IF(1.25^19 &gt; [.F37]-[.E37]; 1.25^19; 1.25^20))))))))))))))))))))" office:value-type="float" office:value="34.254125" calcext:value-type="float">
            <text:p>34.254</text:p>
          </table:table-cell>
          <table:table-cell table:style-name="ce167" table:formula="of:=IF([.F37]&lt;[.E37]*1.25; 0; [.I37]/1.25*0.92)" office:value-type="float" office:value="0" calcext:value-type="float">
            <text:p>0.000</text:p>
          </table:table-cell>
          <table:table-cell table:style-name="ce205" office:value-type="float" office:value="0" calcext:value-type="float">
            <text:p>0.000</text:p>
          </table:table-cell>
        </table:table-row>
        <table:table-row table:style-name="ro2">
          <table:table-cell table:style-name="ce12" office:value-type="string" calcext:value-type="string">
            <text:p>原材料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29" office:value-type="string" calcext:value-type="string">
            <text:p>阳光纸业</text:p>
          </table:table-cell>
          <table:table-cell office:value-type="percentage" office:value="0.0099" calcext:value-type="percentage">
            <text:p>0.99%</text:p>
          </table:table-cell>
          <table:table-cell table:style-name="ce39" office:value-type="float" office:value="1.7035" calcext:value-type="float">
            <text:p>1.7035</text:p>
          </table:table-cell>
          <table:table-cell table:style-name="ce39" office:value-type="float" office:value="1.38" calcext:value-type="float">
            <text:p>1.3800</text:p>
          </table:table-cell>
          <table:table-cell office:value-type="percentage" office:value="0.0781" calcext:value-type="percentage">
            <text:p>7.81%</text:p>
          </table:table-cell>
          <table:table-cell table:style-name="ce71" table:formula="of:=IF([.E38]&gt;0;[.F38]/[.E38]-1.0014;([.F38]-[.E38]))" office:value-type="percentage" office:value="-0.191303140592897" calcext:value-type="percentage">
            <text:p>-19.13%</text:p>
          </table:table-cell>
          <table:table-cell table:style-name="ce86" table:formula="of:=IF([.E38]&gt;0; IF([.E38]*1.25 &gt; [.F38];[.E38]*1.25; IF([.E38]*1.25^2 &gt; [.F38];[.E38]*1.25^2; IF([.E38]*1.25^3 &gt; [.F38];[.E38]*1.25^3; IF([.E38]*1.25^4 &gt; [.F38];[.E38]*1.25^4; IF([.E38]*1.25^5 &gt; [.F38];[.E38]*1.25^5; IF([.E38]*1.25^6 &gt; [.F38];[.E38]*1.25^6; IF([.E38]*1.25^7 &gt; [.F38]; [.E38]*1.25^7; IF([.E38]*1.25^8 &gt; [.F38]; [.E38]*1.25^8; IF([.E38]*1.25^9 &gt; [.F38]; [.E38]*1.25^9; [.E38]*1.25^10)))))))));IF(1.25 &gt; [.F38]-[.E38];1.25; IF(1.25^2 &gt; [.F38]-[.E38];1.25^2; IF(1.25^3 &gt; [.F38]-[.E38];1.25^3; IF(1.25^4 &gt; [.F38]-[.E38];1.25^4; IF(1.25^5 &gt; [.F38]-[.E38];1.25^5; IF(1.25^6 &gt; [.F38]-[.E38];1.25^6; IF(1.25^7 &gt; [.F38]-[.E38]; 1.25^7; IF(1.25^8 &gt; [.F38]-[.E38]; 1.25^8; IF(1.25^9 &gt; [.F38]-[.E38]; 1.25^9; IF(1.25^10 &gt; [.F38]-[.E38]; 1.25^10; IF(1.25^11 &gt; [.F38]-[.E38]; 1.25^11; IF(1.25^12 &gt; [.F38]-[.E38]; 1.25^12; IF(1.25^13 &gt; [.F38]-[.E38]; 1.25^13; IF(1.25^14 &gt; [.F38]-[.E38]; 1.25^14; IF(1.25^15 &gt; [.F38]-[.E38]; 1.25^15; IF(1.25^16 &gt; [.F38]-[.E38]; 1.25^16; IF(1.25^17 &gt; [.F38]-[.E38]; 1.25^17; IF(1.25^18 &gt; [.F38]-[.E38]; 1.25^18; IF(1.25^19 &gt; [.F38]-[.E38]; 1.25^19; 1.25^20))))))))))))))))))))" office:value-type="float" office:value="2.129375" calcext:value-type="float">
            <text:p>2.129</text:p>
          </table:table-cell>
          <table:table-cell table:style-name="ce127" table:formula="of:=IF([.F38]&lt;[.E38]*1.25; 0; [.I38]/1.25*0.92)" office:value-type="float" office:value="0" calcext:value-type="float">
            <text:p>0.000</text:p>
          </table:table-cell>
          <table:table-cell table:style-name="ce187" office:value-type="float" office:value="0" calcext:value-type="float">
            <text:p>0.000</text:p>
          </table:table-cell>
        </table:table-row>
        <table:table-row table:style-name="ro3">
          <table:table-cell table:style-name="ce5" office:value-type="string" calcext:value-type="string" table:number-columns-spanned="11" table:number-rows-spanned="1">
            <text:p>ttt客户</text:p>
          </table:table-cell>
          <table:covered-table-cell table:number-columns-repeated="8" table:style-name="Default"/>
          <table:covered-table-cell table:number-columns-repeated="2"/>
        </table:table-row>
        <table:table-row table:style-name="ro3">
          <table:table-cell office:value-type="string" calcext:value-type="string">
            <text:p>姓名hhh</text:p>
          </table:table-cell>
          <table:table-cell table:style-name="ce1" office:value-type="string" calcext:value-type="string">
            <text:p>份额hhh</text:p>
          </table:table-cell>
          <table:table-cell table:style-name="ce1" office:value-type="string" calcext:value-type="string">
            <text:p>市值hhh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table:table-row table:style-name="ro2">
          <table:table-cell office:value-type="string" calcext:value-type="string">
            <text:p>flx</text:p>
          </table:table-cell>
          <table:table-cell table:style-name="ce1" office:value-type="float" office:value="78247.261" calcext:value-type="float">
            <text:p>78247.261</text:p>
          </table:table-cell>
          <table:table-cell table:style-name="ce32" table:formula="of:=[.A2]*[.B41]" office:value-type="float" office:value="99530.515992" calcext:value-type="float">
            <text:p>99530.52</text:p>
          </table:table-cell>
          <table:table-cell table:number-columns-repeated="6" table:style-name="Default" office:value-type="string" calcext:value-type="string">
            <text:p>ddd</text:p>
          </table:table-cell>
          <table:table-cell table:number-columns-repeated="2" office:value-type="string" calcext:value-type="string">
            <text:p>ddd</text:p>
          </table:table-cell>
        </table:table-row>
        <calcext:conditional-formats>
          <calcext:conditional-format calcext:target-range-address="Sheet1.K34:Sheet1.K35">
            <calcext:condition calcext:apply-style-name="Bad" calcext:value="&gt;0" calcext:base-cell-address="Sheet1.K34"/>
          </calcext:conditional-format>
          <calcext:conditional-format calcext:target-range-address="Sheet1.K6:Sheet1.K6">
            <calcext:condition calcext:apply-style-name="Bad" calcext:value="&gt;0" calcext:base-cell-address="Sheet1.K6"/>
          </calcext:conditional-format>
          <calcext:conditional-format calcext:target-range-address="Sheet1.K19:Sheet1.K19 Sheet1.K10:Sheet1.K10">
            <calcext:condition calcext:apply-style-name="Bad" calcext:value="&gt;0" calcext:base-cell-address="Sheet1.K10"/>
          </calcext:conditional-format>
          <calcext:conditional-format calcext:target-range-address="Sheet1.K27:Sheet1.K27">
            <calcext:condition calcext:apply-style-name="Bad" calcext:value="&gt;0" calcext:base-cell-address="Sheet1.K27"/>
          </calcext:conditional-format>
          <calcext:conditional-format calcext:target-range-address="Sheet1.K33:Sheet1.K33">
            <calcext:condition calcext:apply-style-name="Bad" calcext:value="&gt;0" calcext:base-cell-address="Sheet1.K33"/>
          </calcext:conditional-format>
          <calcext:conditional-format calcext:target-range-address="Sheet1.K31:Sheet1.K32">
            <calcext:condition calcext:apply-style-name="Bad" calcext:value="&gt;0" calcext:base-cell-address="Sheet1.K31"/>
          </calcext:conditional-format>
          <calcext:conditional-format calcext:target-range-address="Sheet1.J31:Sheet1.J31">
            <calcext:condition calcext:apply-style-name="Bad" calcext:value="&gt;0" calcext:base-cell-address="Sheet1.J31"/>
          </calcext:conditional-format>
          <calcext:conditional-format calcext:target-range-address="Sheet1.J33:Sheet1.J33">
            <calcext:condition calcext:apply-style-name="Bad" calcext:value="&gt;0" calcext:base-cell-address="Sheet1.J33"/>
          </calcext:conditional-format>
          <calcext:conditional-format calcext:target-range-address="Sheet1.J34:Sheet1.J34">
            <calcext:condition calcext:apply-style-name="Bad" calcext:value="&gt;0" calcext:base-cell-address="Sheet1.J34"/>
          </calcext:conditional-format>
          <calcext:conditional-format calcext:target-range-address="Sheet1.J35:Sheet1.J35">
            <calcext:condition calcext:apply-style-name="Bad" calcext:value="&gt;0" calcext:base-cell-address="Sheet1.J35"/>
          </calcext:conditional-format>
          <calcext:conditional-format calcext:target-range-address="Sheet1.H6:Sheet1.H8 Sheet1.H19:Sheet1.H19 Sheet1.H25:Sheet1.H27 Sheet1.H10:Sheet1.H10">
            <calcext:condition calcext:apply-style-name="Good" calcext:value="&lt;0" calcext:base-cell-address="Sheet1.H6"/>
            <calcext:condition calcext:apply-style-name="Bad" calcext:value="&gt;=0" calcext:base-cell-address="Sheet1.H6"/>
          </calcext:conditional-format>
          <calcext:conditional-format calcext:target-range-address="Sheet1.J6:Sheet1.J6">
            <calcext:condition calcext:apply-style-name="Bad" calcext:value="&gt;0" calcext:base-cell-address="Sheet1.J6"/>
          </calcext:conditional-format>
          <calcext:conditional-format calcext:target-range-address="Sheet1.J10:Sheet1.J10">
            <calcext:condition calcext:apply-style-name="Bad" calcext:value="&gt;0" calcext:base-cell-address="Sheet1.J10"/>
          </calcext:conditional-format>
          <calcext:conditional-format calcext:target-range-address="Sheet1.J27:Sheet1.J27">
            <calcext:condition calcext:apply-style-name="Bad" calcext:value="&gt;0" calcext:base-cell-address="Sheet1.J27"/>
          </calcext:conditional-format>
          <calcext:conditional-format calcext:target-range-address="Sheet1.K25:Sheet1.K25">
            <calcext:condition calcext:apply-style-name="Bad" calcext:value="&gt;0" calcext:base-cell-address="Sheet1.K25"/>
          </calcext:conditional-format>
          <calcext:conditional-format calcext:target-range-address="Sheet1.J25:Sheet1.J25">
            <calcext:condition calcext:apply-style-name="Bad" calcext:value="&gt;0" calcext:base-cell-address="Sheet1.J25"/>
          </calcext:conditional-format>
          <calcext:conditional-format calcext:target-range-address="Sheet1.K26:Sheet1.K26">
            <calcext:condition calcext:apply-style-name="Bad" calcext:value="&gt;0" calcext:base-cell-address="Sheet1.K26"/>
          </calcext:conditional-format>
          <calcext:conditional-format calcext:target-range-address="Sheet1.J26:Sheet1.J26">
            <calcext:condition calcext:apply-style-name="Bad" calcext:value="&gt;0" calcext:base-cell-address="Sheet1.J26"/>
          </calcext:conditional-format>
          <calcext:conditional-format calcext:target-range-address="Sheet1.K7:Sheet1.K8">
            <calcext:condition calcext:apply-style-name="Bad" calcext:value="&gt;0" calcext:base-cell-address="Sheet1.K7"/>
          </calcext:conditional-format>
          <calcext:conditional-format calcext:target-range-address="Sheet1.J7:Sheet1.J7">
            <calcext:condition calcext:apply-style-name="Bad" calcext:value="&gt;0" calcext:base-cell-address="Sheet1.J7"/>
          </calcext:conditional-format>
          <calcext:conditional-format calcext:target-range-address="Sheet1.J8:Sheet1.J8">
            <calcext:condition calcext:apply-style-name="Bad" calcext:value="&gt;0" calcext:base-cell-address="Sheet1.J8"/>
          </calcext:conditional-format>
          <calcext:conditional-format calcext:target-range-address="Sheet1.J19:Sheet1.J19">
            <calcext:condition calcext:apply-style-name="Bad" calcext:value="&gt;0" calcext:base-cell-address="Sheet1.J19"/>
          </calcext:conditional-format>
          <calcext:conditional-format calcext:target-range-address="Sheet1.H31:Sheet1.H31 Sheet1.H33:Sheet1.H35">
            <calcext:condition calcext:apply-style-name="Good" calcext:value="&lt;0" calcext:base-cell-address="Sheet1.H31"/>
            <calcext:condition calcext:apply-style-name="Bad" calcext:value="&gt;=0" calcext:base-cell-address="Sheet1.H31"/>
          </calcext:conditional-format>
          <calcext:conditional-format calcext:target-range-address="Sheet1.I6:Sheet1.I8 Sheet1.I19:Sheet1.I19 Sheet1.I25:Sheet1.I27 Sheet1.I10:Sheet1.I10">
            <calcext:condition calcext:apply-style-name="Good" calcext:value="&gt;[.E6]*1.25" calcext:base-cell-address="Sheet1.I6"/>
          </calcext:conditional-format>
          <calcext:conditional-format calcext:target-range-address="Sheet1.I31:Sheet1.I31 Sheet1.I33:Sheet1.I35">
            <calcext:condition calcext:apply-style-name="Good" calcext:value="&gt;[.E31]*1.25" calcext:base-cell-address="Sheet1.I31"/>
          </calcext:conditional-format>
          <calcext:conditional-format calcext:target-range-address="Sheet1.H9:Sheet1.H9">
            <calcext:condition calcext:apply-style-name="Good" calcext:value="&lt;0" calcext:base-cell-address="Sheet1.H9"/>
            <calcext:condition calcext:apply-style-name="Bad" calcext:value="&gt;=0" calcext:base-cell-address="Sheet1.H9"/>
          </calcext:conditional-format>
          <calcext:conditional-format calcext:target-range-address="Sheet1.I9:Sheet1.I9">
            <calcext:condition calcext:apply-style-name="Good" calcext:value="&gt;[.E9]*1.25" calcext:base-cell-address="Sheet1.I9"/>
          </calcext:conditional-format>
          <calcext:conditional-format calcext:target-range-address="Sheet1.J9:Sheet1.J9">
            <calcext:condition calcext:apply-style-name="Bad" calcext:value="&gt;0" calcext:base-cell-address="Sheet1.J9"/>
          </calcext:conditional-format>
          <calcext:conditional-format calcext:target-range-address="Sheet1.K9:Sheet1.K9">
            <calcext:condition calcext:apply-style-name="Bad" calcext:value="&gt;0" calcext:base-cell-address="Sheet1.K9"/>
          </calcext:conditional-format>
          <calcext:conditional-format calcext:target-range-address="Sheet1.H32:Sheet1.H32">
            <calcext:condition calcext:apply-style-name="Good" calcext:value="&lt;0" calcext:base-cell-address="Sheet1.H32"/>
            <calcext:condition calcext:apply-style-name="Bad" calcext:value="&gt;=0" calcext:base-cell-address="Sheet1.H32"/>
          </calcext:conditional-format>
          <calcext:conditional-format calcext:target-range-address="Sheet1.I32:Sheet1.I32">
            <calcext:condition calcext:apply-style-name="Good" calcext:value="&gt;[.E32]*1.25" calcext:base-cell-address="Sheet1.I32"/>
          </calcext:conditional-format>
          <calcext:conditional-format calcext:target-range-address="Sheet1.J32:Sheet1.J32">
            <calcext:condition calcext:apply-style-name="Bad" calcext:value="&gt;0" calcext:base-cell-address="Sheet1.J32"/>
          </calcext:conditional-format>
          <calcext:conditional-format calcext:target-range-address="Sheet1.H22:Sheet1.H22">
            <calcext:condition calcext:apply-style-name="Good" calcext:value="&lt;0" calcext:base-cell-address="Sheet1.H22"/>
            <calcext:condition calcext:apply-style-name="Bad" calcext:value="&gt;=0" calcext:base-cell-address="Sheet1.H22"/>
          </calcext:conditional-format>
          <calcext:conditional-format calcext:target-range-address="Sheet1.I22:Sheet1.I22">
            <calcext:condition calcext:apply-style-name="Good" calcext:value="&gt;[.E22]*1.25" calcext:base-cell-address="Sheet1.I22"/>
          </calcext:conditional-format>
          <calcext:conditional-format calcext:target-range-address="Sheet1.J22:Sheet1.J22">
            <calcext:condition calcext:apply-style-name="Bad" calcext:value="&gt;0" calcext:base-cell-address="Sheet1.J22"/>
          </calcext:conditional-format>
          <calcext:conditional-format calcext:target-range-address="Sheet1.K22:Sheet1.K22">
            <calcext:condition calcext:apply-style-name="Bad" calcext:value="&gt;0" calcext:base-cell-address="Sheet1.K22"/>
          </calcext:conditional-format>
          <calcext:conditional-format calcext:target-range-address="Sheet1.H38:Sheet1.H38">
            <calcext:condition calcext:apply-style-name="Good" calcext:value="&lt;0" calcext:base-cell-address="Sheet1.H38"/>
            <calcext:condition calcext:apply-style-name="Bad" calcext:value="&gt;=0" calcext:base-cell-address="Sheet1.H38"/>
          </calcext:conditional-format>
          <calcext:conditional-format calcext:target-range-address="Sheet1.I38:Sheet1.I38">
            <calcext:condition calcext:apply-style-name="Good" calcext:value="&gt;[.E38]*1.25" calcext:base-cell-address="Sheet1.I38"/>
          </calcext:conditional-format>
          <calcext:conditional-format calcext:target-range-address="Sheet1.J38:Sheet1.J38">
            <calcext:condition calcext:apply-style-name="Bad" calcext:value="&gt;0" calcext:base-cell-address="Sheet1.J38"/>
          </calcext:conditional-format>
          <calcext:conditional-format calcext:target-range-address="Sheet1.K38:Sheet1.K38">
            <calcext:condition calcext:apply-style-name="Bad" calcext:value="&gt;0" calcext:base-cell-address="Sheet1.K38"/>
          </calcext:conditional-format>
          <calcext:conditional-format calcext:target-range-address="Sheet1.H36:Sheet1.H36">
            <calcext:condition calcext:apply-style-name="Good" calcext:value="&lt;0" calcext:base-cell-address="Sheet1.H36"/>
            <calcext:condition calcext:apply-style-name="Bad" calcext:value="&gt;=0" calcext:base-cell-address="Sheet1.H36"/>
          </calcext:conditional-format>
          <calcext:conditional-format calcext:target-range-address="Sheet1.I36:Sheet1.I36">
            <calcext:condition calcext:apply-style-name="Good" calcext:value="&gt;[.E36]*1.25" calcext:base-cell-address="Sheet1.I36"/>
          </calcext:conditional-format>
          <calcext:conditional-format calcext:target-range-address="Sheet1.J36:Sheet1.J36">
            <calcext:condition calcext:apply-style-name="Bad" calcext:value="&gt;0" calcext:base-cell-address="Sheet1.J36"/>
          </calcext:conditional-format>
          <calcext:conditional-format calcext:target-range-address="Sheet1.K36:Sheet1.K36">
            <calcext:condition calcext:apply-style-name="Bad" calcext:value="&gt;0" calcext:base-cell-address="Sheet1.K36"/>
          </calcext:conditional-format>
          <calcext:conditional-format calcext:target-range-address="Sheet1.H20:Sheet1.H20">
            <calcext:condition calcext:apply-style-name="Good" calcext:value="&lt;0" calcext:base-cell-address="Sheet1.H20"/>
            <calcext:condition calcext:apply-style-name="Bad" calcext:value="&gt;=0" calcext:base-cell-address="Sheet1.H20"/>
          </calcext:conditional-format>
          <calcext:conditional-format calcext:target-range-address="Sheet1.I20:Sheet1.I20">
            <calcext:condition calcext:apply-style-name="Good" calcext:value="&gt;[.E20]*1.25" calcext:base-cell-address="Sheet1.I20"/>
          </calcext:conditional-format>
          <calcext:conditional-format calcext:target-range-address="Sheet1.J20:Sheet1.J20">
            <calcext:condition calcext:apply-style-name="Bad" calcext:value="&gt;0" calcext:base-cell-address="Sheet1.J20"/>
          </calcext:conditional-format>
          <calcext:conditional-format calcext:target-range-address="Sheet1.K20:Sheet1.K20">
            <calcext:condition calcext:apply-style-name="Bad" calcext:value="&gt;0" calcext:base-cell-address="Sheet1.K20"/>
          </calcext:conditional-format>
          <calcext:conditional-format calcext:target-range-address="Sheet1.K11:Sheet1.K11">
            <calcext:condition calcext:apply-style-name="Bad" calcext:value="&gt;0" calcext:base-cell-address="Sheet1.K11"/>
          </calcext:conditional-format>
          <calcext:conditional-format calcext:target-range-address="Sheet1.H13:Sheet1.H15 Sheet1.H11:Sheet1.H11">
            <calcext:condition calcext:apply-style-name="Good" calcext:value="&lt;0" calcext:base-cell-address="Sheet1.H11"/>
            <calcext:condition calcext:apply-style-name="Bad" calcext:value="&gt;=0" calcext:base-cell-address="Sheet1.H11"/>
          </calcext:conditional-format>
          <calcext:conditional-format calcext:target-range-address="Sheet1.J11:Sheet1.J11">
            <calcext:condition calcext:apply-style-name="Bad" calcext:value="&gt;0" calcext:base-cell-address="Sheet1.J11"/>
          </calcext:conditional-format>
          <calcext:conditional-format calcext:target-range-address="Sheet1.K13:Sheet1.K13">
            <calcext:condition calcext:apply-style-name="Bad" calcext:value="&gt;0" calcext:base-cell-address="Sheet1.K13"/>
          </calcext:conditional-format>
          <calcext:conditional-format calcext:target-range-address="Sheet1.J13:Sheet1.J13">
            <calcext:condition calcext:apply-style-name="Bad" calcext:value="&gt;0" calcext:base-cell-address="Sheet1.J13"/>
          </calcext:conditional-format>
          <calcext:conditional-format calcext:target-range-address="Sheet1.K14:Sheet1.K14">
            <calcext:condition calcext:apply-style-name="Bad" calcext:value="&gt;0" calcext:base-cell-address="Sheet1.K14"/>
          </calcext:conditional-format>
          <calcext:conditional-format calcext:target-range-address="Sheet1.J14:Sheet1.J14">
            <calcext:condition calcext:apply-style-name="Bad" calcext:value="&gt;0" calcext:base-cell-address="Sheet1.J14"/>
          </calcext:conditional-format>
          <calcext:conditional-format calcext:target-range-address="Sheet1.K15:Sheet1.K15">
            <calcext:condition calcext:apply-style-name="Bad" calcext:value="&gt;0" calcext:base-cell-address="Sheet1.K15"/>
          </calcext:conditional-format>
          <calcext:conditional-format calcext:target-range-address="Sheet1.J15:Sheet1.J15">
            <calcext:condition calcext:apply-style-name="Bad" calcext:value="&gt;0" calcext:base-cell-address="Sheet1.J15"/>
          </calcext:conditional-format>
          <calcext:conditional-format calcext:target-range-address="Sheet1.I13:Sheet1.I15 Sheet1.I11:Sheet1.I11">
            <calcext:condition calcext:apply-style-name="Good" calcext:value="&gt;[.E11]*1.25" calcext:base-cell-address="Sheet1.I11"/>
          </calcext:conditional-format>
          <calcext:conditional-format calcext:target-range-address="Sheet1.H12:Sheet1.H12">
            <calcext:condition calcext:apply-style-name="Good" calcext:value="&lt;0" calcext:base-cell-address="Sheet1.H12"/>
            <calcext:condition calcext:apply-style-name="Bad" calcext:value="&gt;=0" calcext:base-cell-address="Sheet1.H12"/>
          </calcext:conditional-format>
          <calcext:conditional-format calcext:target-range-address="Sheet1.I12:Sheet1.I12">
            <calcext:condition calcext:apply-style-name="Good" calcext:value="&gt;[.E12]*1.25" calcext:base-cell-address="Sheet1.I12"/>
          </calcext:conditional-format>
          <calcext:conditional-format calcext:target-range-address="Sheet1.J12:Sheet1.J12">
            <calcext:condition calcext:apply-style-name="Bad" calcext:value="&gt;0" calcext:base-cell-address="Sheet1.J12"/>
          </calcext:conditional-format>
          <calcext:conditional-format calcext:target-range-address="Sheet1.K12:Sheet1.K12">
            <calcext:condition calcext:apply-style-name="Bad" calcext:value="&gt;0" calcext:base-cell-address="Sheet1.K12"/>
          </calcext:conditional-format>
          <calcext:conditional-format calcext:target-range-address="Sheet1.K16:Sheet1.K16">
            <calcext:condition calcext:apply-style-name="Bad" calcext:value="&gt;0" calcext:base-cell-address="Sheet1.K16"/>
          </calcext:conditional-format>
          <calcext:conditional-format calcext:target-range-address="Sheet1.H16:Sheet1.H16">
            <calcext:condition calcext:apply-style-name="Good" calcext:value="&lt;0" calcext:base-cell-address="Sheet1.H16"/>
            <calcext:condition calcext:apply-style-name="Bad" calcext:value="&gt;=0" calcext:base-cell-address="Sheet1.H16"/>
          </calcext:conditional-format>
          <calcext:conditional-format calcext:target-range-address="Sheet1.J16:Sheet1.J16">
            <calcext:condition calcext:apply-style-name="Bad" calcext:value="&gt;0" calcext:base-cell-address="Sheet1.J16"/>
          </calcext:conditional-format>
          <calcext:conditional-format calcext:target-range-address="Sheet1.I16:Sheet1.I16">
            <calcext:condition calcext:apply-style-name="Good" calcext:value="&gt;[.E16]*1.25" calcext:base-cell-address="Sheet1.I16"/>
          </calcext:conditional-format>
          <calcext:conditional-format calcext:target-range-address="Sheet1.K17:Sheet1.K17">
            <calcext:condition calcext:apply-style-name="Bad" calcext:value="&gt;0" calcext:base-cell-address="Sheet1.K17"/>
          </calcext:conditional-format>
          <calcext:conditional-format calcext:target-range-address="Sheet1.H17:Sheet1.H17">
            <calcext:condition calcext:apply-style-name="Good" calcext:value="&lt;0" calcext:base-cell-address="Sheet1.H17"/>
            <calcext:condition calcext:apply-style-name="Bad" calcext:value="&gt;=0" calcext:base-cell-address="Sheet1.H17"/>
          </calcext:conditional-format>
          <calcext:conditional-format calcext:target-range-address="Sheet1.J17:Sheet1.J17">
            <calcext:condition calcext:apply-style-name="Bad" calcext:value="&gt;0" calcext:base-cell-address="Sheet1.J17"/>
          </calcext:conditional-format>
          <calcext:conditional-format calcext:target-range-address="Sheet1.I17:Sheet1.I17">
            <calcext:condition calcext:apply-style-name="Good" calcext:value="&gt;[.E17]*1.25" calcext:base-cell-address="Sheet1.I17"/>
          </calcext:conditional-format>
          <calcext:conditional-format calcext:target-range-address="Sheet1.H18:Sheet1.H18">
            <calcext:condition calcext:apply-style-name="Good" calcext:value="&lt;0" calcext:base-cell-address="Sheet1.H18"/>
            <calcext:condition calcext:apply-style-name="Bad" calcext:value="&gt;=0" calcext:base-cell-address="Sheet1.H18"/>
          </calcext:conditional-format>
          <calcext:conditional-format calcext:target-range-address="Sheet1.I18:Sheet1.I18">
            <calcext:condition calcext:apply-style-name="Good" calcext:value="&gt;[.E18]*1.25" calcext:base-cell-address="Sheet1.I18"/>
          </calcext:conditional-format>
          <calcext:conditional-format calcext:target-range-address="Sheet1.J18:Sheet1.J18">
            <calcext:condition calcext:apply-style-name="Bad" calcext:value="&gt;0" calcext:base-cell-address="Sheet1.J18"/>
          </calcext:conditional-format>
          <calcext:conditional-format calcext:target-range-address="Sheet1.K18:Sheet1.K18">
            <calcext:condition calcext:apply-style-name="Bad" calcext:value="&gt;0" calcext:base-cell-address="Sheet1.K18"/>
          </calcext:conditional-format>
          <calcext:conditional-format calcext:target-range-address="Sheet1.K21:Sheet1.K21">
            <calcext:condition calcext:apply-style-name="Bad" calcext:value="&gt;0" calcext:base-cell-address="Sheet1.K21"/>
          </calcext:conditional-format>
          <calcext:conditional-format calcext:target-range-address="Sheet1.H21:Sheet1.H21">
            <calcext:condition calcext:apply-style-name="Good" calcext:value="&lt;0" calcext:base-cell-address="Sheet1.H21"/>
            <calcext:condition calcext:apply-style-name="Bad" calcext:value="&gt;=0" calcext:base-cell-address="Sheet1.H21"/>
          </calcext:conditional-format>
          <calcext:conditional-format calcext:target-range-address="Sheet1.J21:Sheet1.J21">
            <calcext:condition calcext:apply-style-name="Bad" calcext:value="&gt;0" calcext:base-cell-address="Sheet1.J21"/>
          </calcext:conditional-format>
          <calcext:conditional-format calcext:target-range-address="Sheet1.I21:Sheet1.I21">
            <calcext:condition calcext:apply-style-name="Good" calcext:value="&gt;[.E21]*1.25" calcext:base-cell-address="Sheet1.I21"/>
          </calcext:conditional-format>
          <calcext:conditional-format calcext:target-range-address="Sheet1.K23:Sheet1.K23">
            <calcext:condition calcext:apply-style-name="Bad" calcext:value="&gt;0" calcext:base-cell-address="Sheet1.K23"/>
          </calcext:conditional-format>
          <calcext:conditional-format calcext:target-range-address="Sheet1.H23:Sheet1.H23">
            <calcext:condition calcext:apply-style-name="Good" calcext:value="&lt;0" calcext:base-cell-address="Sheet1.H23"/>
            <calcext:condition calcext:apply-style-name="Bad" calcext:value="&gt;=0" calcext:base-cell-address="Sheet1.H23"/>
          </calcext:conditional-format>
          <calcext:conditional-format calcext:target-range-address="Sheet1.J23:Sheet1.J23">
            <calcext:condition calcext:apply-style-name="Bad" calcext:value="&gt;0" calcext:base-cell-address="Sheet1.J23"/>
          </calcext:conditional-format>
          <calcext:conditional-format calcext:target-range-address="Sheet1.I23:Sheet1.I23">
            <calcext:condition calcext:apply-style-name="Good" calcext:value="&gt;[.E23]*1.25" calcext:base-cell-address="Sheet1.I23"/>
          </calcext:conditional-format>
          <calcext:conditional-format calcext:target-range-address="Sheet1.H24:Sheet1.H24">
            <calcext:condition calcext:apply-style-name="Good" calcext:value="&lt;0" calcext:base-cell-address="Sheet1.H24"/>
            <calcext:condition calcext:apply-style-name="Bad" calcext:value="&gt;=0" calcext:base-cell-address="Sheet1.H24"/>
          </calcext:conditional-format>
          <calcext:conditional-format calcext:target-range-address="Sheet1.K24:Sheet1.K24">
            <calcext:condition calcext:apply-style-name="Bad" calcext:value="&gt;0" calcext:base-cell-address="Sheet1.K24"/>
          </calcext:conditional-format>
          <calcext:conditional-format calcext:target-range-address="Sheet1.J24:Sheet1.J24">
            <calcext:condition calcext:apply-style-name="Bad" calcext:value="&gt;0" calcext:base-cell-address="Sheet1.J24"/>
          </calcext:conditional-format>
          <calcext:conditional-format calcext:target-range-address="Sheet1.I24:Sheet1.I24">
            <calcext:condition calcext:apply-style-name="Good" calcext:value="&gt;[.E24]*1.25" calcext:base-cell-address="Sheet1.I24"/>
          </calcext:conditional-format>
          <calcext:conditional-format calcext:target-range-address="Sheet1.K37:Sheet1.K37">
            <calcext:condition calcext:apply-style-name="Bad" calcext:value="&gt;0" calcext:base-cell-address="Sheet1.K37"/>
          </calcext:conditional-format>
          <calcext:conditional-format calcext:target-range-address="Sheet1.J37:Sheet1.J37">
            <calcext:condition calcext:apply-style-name="Bad" calcext:value="&gt;0" calcext:base-cell-address="Sheet1.J37"/>
          </calcext:conditional-format>
          <calcext:conditional-format calcext:target-range-address="Sheet1.H37:Sheet1.H37">
            <calcext:condition calcext:apply-style-name="Good" calcext:value="&lt;0" calcext:base-cell-address="Sheet1.H37"/>
            <calcext:condition calcext:apply-style-name="Bad" calcext:value="&gt;=0" calcext:base-cell-address="Sheet1.H37"/>
          </calcext:conditional-format>
          <calcext:conditional-format calcext:target-range-address="Sheet1.I37:Sheet1.I37">
            <calcext:condition calcext:apply-style-name="Good" calcext:value="&gt;[.E37]*1.25" calcext:base-cell-address="Sheet1.I37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4" loext:min-decimal-places="4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03">00/00/0000</text:date>, <text:time style:data-style-name="N2" text:time-value="14:17:17.02622197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3T23:02:58.712677008</meta:creation-date>
    <dc:date>2018-11-03T14:35:41.413872937</dc:date>
    <meta:editing-duration>P1DT17H26M52S</meta:editing-duration>
    <meta:editing-cycles>213</meta:editing-cycles>
    <meta:generator>LibreOffice/6.0.6.2$Linux_X86_64 LibreOffice_project/00m0$Build-2</meta:generator>
    <meta:document-statistic meta:table-count="1" meta:cell-count="377" meta:object-count="0"/>
  </office:meta>
</office:document-meta>
</file>